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9.81mm"/>
    </style:style>
    <style:style style:name="co6" style:family="table-column">
      <style:table-column-properties fo:break-before="auto" style:column-width="3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82mm" svg:height="90.04mm" svg:x="291.97mm" svg:y="107.61mm">
            <loext:p/>
            <draw:object draw:notify-on-update-of-ranges="Feuille1.H185:Feuille1.H190 Feuille1.I185:Feuille1.I1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9mm" svg:height="90.05mm" svg:x="253.82mm" svg:y="213.41mm">
            <loext:p/>
            <draw:object draw:notify-on-update-of-ranges="Feuille1.H185:Feuille1.H190 Feuille1.J185:Feuille1.J19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.09mm" svg:height="90.04mm" svg:x="267.26mm" svg:y="10.31mm">
            <loext:p/>
            <draw:object draw:notify-on-update-of-ranges="Feuille1.H185:Feuille1.H190 Feuille1.K185:Feuille1.K19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09mm" svg:height="90.06mm" svg:x="240.51mm" svg:y="872.26mm">
            <loext:p/>
            <draw:object draw:notify-on-update-of-ranges="Feuille1.H199:Feuille1.H204 Feuille1.J199:Feuille1.J20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09mm" svg:height="90.06mm" svg:x="242.74mm" svg:y="969.85mm">
            <loext:p/>
            <draw:object draw:notify-on-update-of-ranges="Feuille1.H219:Feuille1.H224 Feuille1.J219:Feuille1.J22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.09mm" svg:height="90.06mm" svg:x="242.74mm" svg:y="1072.7mm">
            <loext:p/>
            <draw:object draw:notify-on-update-of-ranges="Feuille1.H240:Feuille1.H245 Feuille1.J240:Feuille1.J24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h(n)</text:p>
          </table:table-cell>
          <table:table-cell office:value-type="string" calcext:value-type="string">
            <text:p>f(n) / h(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1" calcext:value-type="float">
            <text:p>9,1E-05</text:p>
          </table:table-cell>
          <table:table-cell table:formula="of:= [.B2] * LOG10([.B2])" office:value-type="float" office:value="3000" calcext:value-type="float">
            <text:p>3000</text:p>
          </table:table-cell>
          <table:table-cell table:formula="of:=[.C2]/[.D2]" office:value-type="float" office:value="0.0000000303333333333333" calcext:value-type="float">
            <text:p>3,0333333333333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" calcext:value-type="float">
            <text:p>9,2E-05</text:p>
          </table:table-cell>
          <table:table-cell table:formula="of:= [.B3] * LOG10([.B3])" office:value-type="float" office:value="3000" calcext:value-type="float">
            <text:p>3000</text:p>
          </table:table-cell>
          <table:table-cell table:formula="of:=[.C3]/[.D3]" office:value-type="float" office:value="0.0000000306666666666667" calcext:value-type="float">
            <text:p>3,0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2" calcext:value-type="float">
            <text:p>9,2E-05</text:p>
          </table:table-cell>
          <table:table-cell table:formula="of:= [.B4] * LOG10([.B4])" office:value-type="float" office:value="3000" calcext:value-type="float">
            <text:p>3000</text:p>
          </table:table-cell>
          <table:table-cell table:formula="of:=[.C4]/[.D4]" office:value-type="float" office:value="0.0000000306666666666667" calcext:value-type="float">
            <text:p>3,0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" calcext:value-type="float">
            <text:p>9,5E-05</text:p>
          </table:table-cell>
          <table:table-cell table:formula="of:= [.B5] * LOG10([.B5])" office:value-type="float" office:value="3000" calcext:value-type="float">
            <text:p>3000</text:p>
          </table:table-cell>
          <table:table-cell table:formula="of:=[.C5]/[.D5]" office:value-type="float" office:value="0.0000000316666666666667" calcext:value-type="float">
            <text:p>3,1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" calcext:value-type="float">
            <text:p>9,8E-05</text:p>
          </table:table-cell>
          <table:table-cell table:formula="of:= [.B6] * LOG10([.B6])" office:value-type="float" office:value="3000" calcext:value-type="float">
            <text:p>3000</text:p>
          </table:table-cell>
          <table:table-cell table:formula="of:=[.C6]/[.D6]" office:value-type="float" office:value="0.0000000326666666666667" calcext:value-type="float">
            <text:p>3,2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" calcext:value-type="float">
            <text:p>0,000112</text:p>
          </table:table-cell>
          <table:table-cell table:formula="of:= [.B7] * LOG10([.B7])" office:value-type="float" office:value="3000" calcext:value-type="float">
            <text:p>3000</text:p>
          </table:table-cell>
          <table:table-cell table:formula="of:=[.C7]/[.D7]" office:value-type="float" office:value="0.0000000373333333333333" calcext:value-type="float">
            <text:p>3,7333333333333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" calcext:value-type="float">
            <text:p>0,000147</text:p>
          </table:table-cell>
          <table:table-cell table:formula="of:= [.B8] * LOG10([.B8])" office:value-type="float" office:value="3000" calcext:value-type="float">
            <text:p>3000</text:p>
          </table:table-cell>
          <table:table-cell table:formula="of:=[.C8]/[.D8]" office:value-type="float" office:value="0.000000049" calcext:value-type="float">
            <text:p>4,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" calcext:value-type="float">
            <text:p>0,000157</text:p>
          </table:table-cell>
          <table:table-cell table:formula="of:= [.B9] * LOG10([.B9])" office:value-type="float" office:value="3000" calcext:value-type="float">
            <text:p>3000</text:p>
          </table:table-cell>
          <table:table-cell table:formula="of:=[.C9]/[.D9]" office:value-type="float" office:value="0.0000000523333333333333" calcext:value-type="float">
            <text:p>5,2333333333333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" calcext:value-type="float">
            <text:p>0,000159</text:p>
          </table:table-cell>
          <table:table-cell table:formula="of:= [.B10] * LOG10([.B10])" office:value-type="float" office:value="3000" calcext:value-type="float">
            <text:p>3000</text:p>
          </table:table-cell>
          <table:table-cell table:formula="of:=[.C10]/[.D10]" office:value-type="float" office:value="0.000000053" calcext:value-type="float">
            <text:p>5,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1" calcext:value-type="float">
            <text:p>0,000201</text:p>
          </table:table-cell>
          <table:table-cell table:formula="of:= [.B11] * LOG10([.B11])" office:value-type="float" office:value="3000" calcext:value-type="float">
            <text:p>3000</text:p>
          </table:table-cell>
          <table:table-cell table:formula="of:=[.C11]/[.D11]" office:value-type="float" office:value="0.000000067" calcext:value-type="float">
            <text:p>6,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" calcext:value-type="float">
            <text:p>0,000101</text:p>
          </table:table-cell>
          <table:table-cell table:formula="of:= [.B12] * LOG10([.B12])" office:value-type="float" office:value="3000" calcext:value-type="float">
            <text:p>3000</text:p>
          </table:table-cell>
          <table:table-cell table:formula="of:=[.C12]/[.D12]" office:value-type="float" office:value="0.0000000336666666666667" calcext:value-type="float">
            <text:p>3,3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" calcext:value-type="float">
            <text:p>0,000104</text:p>
          </table:table-cell>
          <table:table-cell table:formula="of:= [.B13] * LOG10([.B13])" office:value-type="float" office:value="3000" calcext:value-type="float">
            <text:p>3000</text:p>
          </table:table-cell>
          <table:table-cell table:formula="of:=[.C13]/[.D13]" office:value-type="float" office:value="0.0000000346666666666667" calcext:value-type="float">
            <text:p>3,4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" calcext:value-type="float">
            <text:p>0,000108</text:p>
          </table:table-cell>
          <table:table-cell table:formula="of:= [.B14] * LOG10([.B14])" office:value-type="float" office:value="3000" calcext:value-type="float">
            <text:p>3000</text:p>
          </table:table-cell>
          <table:table-cell table:formula="of:=[.C14]/[.D14]" office:value-type="float" office:value="0.000000036" calcext:value-type="float">
            <text:p>3,6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" calcext:value-type="float">
            <text:p>0,000147</text:p>
          </table:table-cell>
          <table:table-cell table:formula="of:= [.B15] * LOG10([.B15])" office:value-type="float" office:value="3000" calcext:value-type="float">
            <text:p>3000</text:p>
          </table:table-cell>
          <table:table-cell table:formula="of:=[.C15]/[.D15]" office:value-type="float" office:value="0.000000049" calcext:value-type="float">
            <text:p>4,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" calcext:value-type="float">
            <text:p>0,000162</text:p>
          </table:table-cell>
          <table:table-cell table:formula="of:= [.B16] * LOG10([.B16])" office:value-type="float" office:value="3000" calcext:value-type="float">
            <text:p>3000</text:p>
          </table:table-cell>
          <table:table-cell table:formula="of:=[.C16]/[.D16]" office:value-type="float" office:value="0.000000054" calcext:value-type="float">
            <text:p>5,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" calcext:value-type="float">
            <text:p>0,000164</text:p>
          </table:table-cell>
          <table:table-cell table:formula="of:= [.B17] * LOG10([.B17])" office:value-type="float" office:value="3000" calcext:value-type="float">
            <text:p>3000</text:p>
          </table:table-cell>
          <table:table-cell table:formula="of:=[.C17]/[.D17]" office:value-type="float" office:value="0.0000000546666666666667" calcext:value-type="float">
            <text:p>5,4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" calcext:value-type="float">
            <text:p>0,000165</text:p>
          </table:table-cell>
          <table:table-cell table:formula="of:= [.B18] * LOG10([.B18])" office:value-type="float" office:value="3000" calcext:value-type="float">
            <text:p>3000</text:p>
          </table:table-cell>
          <table:table-cell table:formula="of:=[.C18]/[.D18]" office:value-type="float" office:value="0.000000055" calcext:value-type="float">
            <text:p>5,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" calcext:value-type="float">
            <text:p>0,000183</text:p>
          </table:table-cell>
          <table:table-cell table:formula="of:= [.B19] * LOG10([.B19])" office:value-type="float" office:value="3000" calcext:value-type="float">
            <text:p>3000</text:p>
          </table:table-cell>
          <table:table-cell table:formula="of:=[.C19]/[.D19]" office:value-type="float" office:value="0.000000061" calcext:value-type="float">
            <text:p>6,1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1" calcext:value-type="float">
            <text:p>0,000211</text:p>
          </table:table-cell>
          <table:table-cell table:formula="of:= [.B20] * LOG10([.B20])" office:value-type="float" office:value="3000" calcext:value-type="float">
            <text:p>3000</text:p>
          </table:table-cell>
          <table:table-cell table:formula="of:=[.C20]/[.D20]" office:value-type="float" office:value="0.0000000703333333333333" calcext:value-type="float">
            <text:p>7,0333333333333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3" calcext:value-type="float">
            <text:p>0,000213</text:p>
          </table:table-cell>
          <table:table-cell table:formula="of:= [.B21] * LOG10([.B21])" office:value-type="float" office:value="3000" calcext:value-type="float">
            <text:p>3000</text:p>
          </table:table-cell>
          <table:table-cell table:formula="of:=[.C21]/[.D21]" office:value-type="float" office:value="0.000000071" calcext:value-type="float">
            <text:p>7,1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34" calcext:value-type="float">
            <text:p>3,4E-05</text:p>
          </table:table-cell>
          <table:table-cell table:formula="of:= [.B22] * LOG10([.B22])" office:value-type="float" office:value="3000" calcext:value-type="float">
            <text:p>3000</text:p>
          </table:table-cell>
          <table:table-cell table:formula="of:=[.C22]/[.D22]" office:value-type="float" office:value="0.0000000113333333333333" calcext:value-type="float">
            <text:p>1,1333333333333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1" calcext:value-type="float">
            <text:p>4,1E-05</text:p>
          </table:table-cell>
          <table:table-cell table:formula="of:= [.B23] * LOG10([.B23])" office:value-type="float" office:value="3000" calcext:value-type="float">
            <text:p>3000</text:p>
          </table:table-cell>
          <table:table-cell table:formula="of:=[.C23]/[.D23]" office:value-type="float" office:value="0.0000000136666666666667" calcext:value-type="float">
            <text:p>1,3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" calcext:value-type="float">
            <text:p>4,2E-05</text:p>
          </table:table-cell>
          <table:table-cell table:formula="of:= [.B24] * LOG10([.B24])" office:value-type="float" office:value="3000" calcext:value-type="float">
            <text:p>3000</text:p>
          </table:table-cell>
          <table:table-cell table:formula="of:=[.C24]/[.D24]" office:value-type="float" office:value="0.000000014" calcext:value-type="float">
            <text:p>1,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5" calcext:value-type="float">
            <text:p>5E-05</text:p>
          </table:table-cell>
          <table:table-cell table:formula="of:= [.B25] * LOG10([.B25])" office:value-type="float" office:value="3000" calcext:value-type="float">
            <text:p>3000</text:p>
          </table:table-cell>
          <table:table-cell table:formula="of:=[.C25]/[.D25]" office:value-type="float" office:value="0.0000000166666666666667" calcext:value-type="float">
            <text:p>1,6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5" calcext:value-type="float">
            <text:p>6,5E-05</text:p>
          </table:table-cell>
          <table:table-cell table:formula="of:= [.B26] * LOG10([.B26])" office:value-type="float" office:value="3000" calcext:value-type="float">
            <text:p>3000</text:p>
          </table:table-cell>
          <table:table-cell table:formula="of:=[.C26]/[.D26]" office:value-type="float" office:value="0.0000000216666666666667" calcext:value-type="float">
            <text:p>2,1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5" calcext:value-type="float">
            <text:p>7,5E-05</text:p>
          </table:table-cell>
          <table:table-cell table:formula="of:= [.B27] * LOG10([.B27])" office:value-type="float" office:value="3000" calcext:value-type="float">
            <text:p>3000</text:p>
          </table:table-cell>
          <table:table-cell table:formula="of:=[.C27]/[.D27]" office:value-type="float" office:value="0.000000025" calcext:value-type="float">
            <text:p>2,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" calcext:value-type="float">
            <text:p>7,9E-05</text:p>
          </table:table-cell>
          <table:table-cell table:formula="of:= [.B28] * LOG10([.B28])" office:value-type="float" office:value="3000" calcext:value-type="float">
            <text:p>3000</text:p>
          </table:table-cell>
          <table:table-cell table:formula="of:=[.C28]/[.D28]" office:value-type="float" office:value="0.0000000263333333333333" calcext:value-type="float">
            <text:p>2,6333333333333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9" calcext:value-type="float">
            <text:p>7,9E-05</text:p>
          </table:table-cell>
          <table:table-cell table:formula="of:= [.B29] * LOG10([.B29])" office:value-type="float" office:value="3000" calcext:value-type="float">
            <text:p>3000</text:p>
          </table:table-cell>
          <table:table-cell table:formula="of:=[.C29]/[.D29]" office:value-type="float" office:value="0.0000000263333333333333" calcext:value-type="float">
            <text:p>2,6333333333333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4" calcext:value-type="float">
            <text:p>8,4E-05</text:p>
          </table:table-cell>
          <table:table-cell table:formula="of:= [.B30] * LOG10([.B30])" office:value-type="float" office:value="3000" calcext:value-type="float">
            <text:p>3000</text:p>
          </table:table-cell>
          <table:table-cell table:formula="of:=[.C30]/[.D30]" office:value-type="float" office:value="0.000000028" calcext:value-type="float">
            <text:p>2,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86" calcext:value-type="float">
            <text:p>8,6E-05</text:p>
          </table:table-cell>
          <table:table-cell table:formula="of:= [.B31] * LOG10([.B31])" office:value-type="float" office:value="3000" calcext:value-type="float">
            <text:p>3000</text:p>
          </table:table-cell>
          <table:table-cell table:formula="of:=[.C31]/[.D31]" office:value-type="float" office:value="0.0000000286666666666667" calcext:value-type="float">
            <text:p>2,8666666666666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8" calcext:value-type="float">
            <text:p>0,001098</text:p>
          </table:table-cell>
          <table:table-cell table:formula="of:= [.B32] * LOG10([.B32])" office:value-type="float" office:value="18494.8500216801" calcext:value-type="float">
            <text:p>18494,8500216801</text:p>
          </table:table-cell>
          <table:table-cell table:formula="of:=[.C32]/[.D32]" office:value-type="float" office:value="0.000000059367878015388" calcext:value-type="float">
            <text:p>5,936787801538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2" calcext:value-type="float">
            <text:p>0,001112</text:p>
          </table:table-cell>
          <table:table-cell table:formula="of:= [.B33] * LOG10([.B33])" office:value-type="float" office:value="18494.8500216801" calcext:value-type="float">
            <text:p>18494,8500216801</text:p>
          </table:table-cell>
          <table:table-cell table:formula="of:=[.C33]/[.D33]" office:value-type="float" office:value="0.000000060124845494637" calcext:value-type="float">
            <text:p>6,012484549463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6" calcext:value-type="float">
            <text:p>0,001116</text:p>
          </table:table-cell>
          <table:table-cell table:formula="of:= [.B34] * LOG10([.B34])" office:value-type="float" office:value="18494.8500216801" calcext:value-type="float">
            <text:p>18494,8500216801</text:p>
          </table:table-cell>
          <table:table-cell table:formula="of:=[.C34]/[.D34]" office:value-type="float" office:value="0.0000000603411219172796" calcext:value-type="float">
            <text:p>6,03411219172796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7" calcext:value-type="float">
            <text:p>0,001117</text:p>
          </table:table-cell>
          <table:table-cell table:formula="of:= [.B35] * LOG10([.B35])" office:value-type="float" office:value="18494.8500216801" calcext:value-type="float">
            <text:p>18494,8500216801</text:p>
          </table:table-cell>
          <table:table-cell table:formula="of:=[.C35]/[.D35]" office:value-type="float" office:value="0.0000000603951910229403" calcext:value-type="float">
            <text:p>6,0395191022940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32" calcext:value-type="float">
            <text:p>0,001232</text:p>
          </table:table-cell>
          <table:table-cell table:formula="of:= [.B36] * LOG10([.B36])" office:value-type="float" office:value="18494.8500216801" calcext:value-type="float">
            <text:p>18494,8500216801</text:p>
          </table:table-cell>
          <table:table-cell table:formula="of:=[.C36]/[.D36]" office:value-type="float" office:value="0.0000000666131381739144" calcext:value-type="float">
            <text:p>6,6613138173914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48" calcext:value-type="float">
            <text:p>0,001248</text:p>
          </table:table-cell>
          <table:table-cell table:formula="of:= [.B37] * LOG10([.B37])" office:value-type="float" office:value="18494.8500216801" calcext:value-type="float">
            <text:p>18494,8500216801</text:p>
          </table:table-cell>
          <table:table-cell table:formula="of:=[.C37]/[.D37]" office:value-type="float" office:value="0.0000000674782438644847" calcext:value-type="float">
            <text:p>6,7478243864484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36" calcext:value-type="float">
            <text:p>0,001336</text:p>
          </table:table-cell>
          <table:table-cell table:formula="of:= [.B38] * LOG10([.B38])" office:value-type="float" office:value="18494.8500216801" calcext:value-type="float">
            <text:p>18494,8500216801</text:p>
          </table:table-cell>
          <table:table-cell table:formula="of:=[.C38]/[.D38]" office:value-type="float" office:value="0.0000000722363251626215" calcext:value-type="float">
            <text:p>7,2236325162621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46" calcext:value-type="float">
            <text:p>0,00146</text:p>
          </table:table-cell>
          <table:table-cell table:formula="of:= [.B39] * LOG10([.B39])" office:value-type="float" office:value="18494.8500216801" calcext:value-type="float">
            <text:p>18494,8500216801</text:p>
          </table:table-cell>
          <table:table-cell table:formula="of:=[.C39]/[.D39]" office:value-type="float" office:value="0.0000000789408942645414" calcext:value-type="float">
            <text:p>7,8940894264541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549" calcext:value-type="float">
            <text:p>0,001549</text:p>
          </table:table-cell>
          <table:table-cell table:formula="of:= [.B40] * LOG10([.B40])" office:value-type="float" office:value="18494.8500216801" calcext:value-type="float">
            <text:p>18494,8500216801</text:p>
          </table:table-cell>
          <table:table-cell table:formula="of:=[.C40]/[.D40]" office:value-type="float" office:value="0.0000000837530446683388" calcext:value-type="float">
            <text:p>8,3753044668338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2012" calcext:value-type="float">
            <text:p>0,002012</text:p>
          </table:table-cell>
          <table:table-cell table:formula="of:= [.B41] * LOG10([.B41])" office:value-type="float" office:value="18494.8500216801" calcext:value-type="float">
            <text:p>18494,8500216801</text:p>
          </table:table-cell>
          <table:table-cell table:formula="of:=[.C41]/[.D41]" office:value-type="float" office:value="0.000000108787040589217" calcext:value-type="float">
            <text:p>1,08787040589217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6" calcext:value-type="float">
            <text:p>0,000576</text:p>
          </table:table-cell>
          <table:table-cell table:formula="of:= [.B42] * LOG10([.B42])" office:value-type="float" office:value="18494.8500216801" calcext:value-type="float">
            <text:p>18494,8500216801</text:p>
          </table:table-cell>
          <table:table-cell table:formula="of:=[.C42]/[.D42]" office:value-type="float" office:value="0.0000000311438048605314" calcext:value-type="float">
            <text:p>3,1143804860531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9" calcext:value-type="float">
            <text:p>0,000579</text:p>
          </table:table-cell>
          <table:table-cell table:formula="of:= [.B43] * LOG10([.B43])" office:value-type="float" office:value="18494.8500216801" calcext:value-type="float">
            <text:p>18494,8500216801</text:p>
          </table:table-cell>
          <table:table-cell table:formula="of:=[.C43]/[.D43]" office:value-type="float" office:value="0.0000000313060121775133" calcext:value-type="float">
            <text:p>3,1306012177513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6" calcext:value-type="float">
            <text:p>0,000656</text:p>
          </table:table-cell>
          <table:table-cell table:formula="of:= [.B44] * LOG10([.B44])" office:value-type="float" office:value="18494.8500216801" calcext:value-type="float">
            <text:p>18494,8500216801</text:p>
          </table:table-cell>
          <table:table-cell table:formula="of:=[.C44]/[.D44]" office:value-type="float" office:value="0.000000035469333313383" calcext:value-type="float">
            <text:p>3,546933331338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8" calcext:value-type="float">
            <text:p>0,000658</text:p>
          </table:table-cell>
          <table:table-cell table:formula="of:= [.B45] * LOG10([.B45])" office:value-type="float" office:value="18494.8500216801" calcext:value-type="float">
            <text:p>18494,8500216801</text:p>
          </table:table-cell>
          <table:table-cell table:formula="of:=[.C45]/[.D45]" office:value-type="float" office:value="0.0000000355774715247043" calcext:value-type="float">
            <text:p>3,5577471524704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6" calcext:value-type="float">
            <text:p>0,000686</text:p>
          </table:table-cell>
          <table:table-cell table:formula="of:= [.B46] * LOG10([.B46])" office:value-type="float" office:value="18494.8500216801" calcext:value-type="float">
            <text:p>18494,8500216801</text:p>
          </table:table-cell>
          <table:table-cell table:formula="of:=[.C46]/[.D46]" office:value-type="float" office:value="0.0000000370914064832023" calcext:value-type="float">
            <text:p>3,7091406483202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1" calcext:value-type="float">
            <text:p>0,000761</text:p>
          </table:table-cell>
          <table:table-cell table:formula="of:= [.B47] * LOG10([.B47])" office:value-type="float" office:value="18494.8500216801" calcext:value-type="float">
            <text:p>18494,8500216801</text:p>
          </table:table-cell>
          <table:table-cell table:formula="of:=[.C47]/[.D47]" office:value-type="float" office:value="0.0000000411465894077507" calcext:value-type="float">
            <text:p>4,1146589407750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3" calcext:value-type="float">
            <text:p>0,000873</text:p>
          </table:table-cell>
          <table:table-cell table:formula="of:= [.B48] * LOG10([.B48])" office:value-type="float" office:value="18494.8500216801" calcext:value-type="float">
            <text:p>18494,8500216801</text:p>
          </table:table-cell>
          <table:table-cell table:formula="of:=[.C48]/[.D48]" office:value-type="float" office:value="0.0000000472023292417429" calcext:value-type="float">
            <text:p>4,7202329241742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3" calcext:value-type="float">
            <text:p>0,000913</text:p>
          </table:table-cell>
          <table:table-cell table:formula="of:= [.B49] * LOG10([.B49])" office:value-type="float" office:value="18494.8500216801" calcext:value-type="float">
            <text:p>18494,8500216801</text:p>
          </table:table-cell>
          <table:table-cell table:formula="of:=[.C49]/[.D49]" office:value-type="float" office:value="0.0000000493650934681687" calcext:value-type="float">
            <text:p>4,9365093468168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16" calcext:value-type="float">
            <text:p>0,001116</text:p>
          </table:table-cell>
          <table:table-cell table:formula="of:= [.B50] * LOG10([.B50])" office:value-type="float" office:value="18494.8500216801" calcext:value-type="float">
            <text:p>18494,8500216801</text:p>
          </table:table-cell>
          <table:table-cell table:formula="of:=[.C50]/[.D50]" office:value-type="float" office:value="0.0000000603411219172796" calcext:value-type="float">
            <text:p>6,03411219172796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1276" calcext:value-type="float">
            <text:p>0,001276</text:p>
          </table:table-cell>
          <table:table-cell table:formula="of:= [.B51] * LOG10([.B51])" office:value-type="float" office:value="18494.8500216801" calcext:value-type="float">
            <text:p>18494,8500216801</text:p>
          </table:table-cell>
          <table:table-cell table:formula="of:=[.C51]/[.D51]" office:value-type="float" office:value="0.0000000689921788229828" calcext:value-type="float">
            <text:p>6,8992178822982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16" calcext:value-type="float">
            <text:p>0,000216</text:p>
          </table:table-cell>
          <table:table-cell table:formula="of:= [.B52] * LOG10([.B52])" office:value-type="float" office:value="18494.8500216801" calcext:value-type="float">
            <text:p>18494,8500216801</text:p>
          </table:table-cell>
          <table:table-cell table:formula="of:=[.C52]/[.D52]" office:value-type="float" office:value="0.0000000116789268226993" calcext:value-type="float">
            <text:p>1,1678926822699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48" calcext:value-type="float">
            <text:p>0,000248</text:p>
          </table:table-cell>
          <table:table-cell table:formula="of:= [.B53] * LOG10([.B53])" office:value-type="float" office:value="18494.8500216801" calcext:value-type="float">
            <text:p>18494,8500216801</text:p>
          </table:table-cell>
          <table:table-cell table:formula="of:=[.C53]/[.D53]" office:value-type="float" office:value="0.0000000134091382038399" calcext:value-type="float">
            <text:p>1,3409138203839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1" calcext:value-type="float">
            <text:p>0,000291</text:p>
          </table:table-cell>
          <table:table-cell table:formula="of:= [.B54] * LOG10([.B54])" office:value-type="float" office:value="18494.8500216801" calcext:value-type="float">
            <text:p>18494,8500216801</text:p>
          </table:table-cell>
          <table:table-cell table:formula="of:=[.C54]/[.D54]" office:value-type="float" office:value="0.0000000157341097472476" calcext:value-type="float">
            <text:p>1,57341097472476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293" calcext:value-type="float">
            <text:p>0,000293</text:p>
          </table:table-cell>
          <table:table-cell table:formula="of:= [.B55] * LOG10([.B55])" office:value-type="float" office:value="18494.8500216801" calcext:value-type="float">
            <text:p>18494,8500216801</text:p>
          </table:table-cell>
          <table:table-cell table:formula="of:=[.C55]/[.D55]" office:value-type="float" office:value="0.0000000158422479585689" calcext:value-type="float">
            <text:p>1,5842247958568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" calcext:value-type="float">
            <text:p>0,00035</text:p>
          </table:table-cell>
          <table:table-cell table:formula="of:= [.B56] * LOG10([.B56])" office:value-type="float" office:value="18494.8500216801" calcext:value-type="float">
            <text:p>18494,8500216801</text:p>
          </table:table-cell>
          <table:table-cell table:formula="of:=[.C56]/[.D56]" office:value-type="float" office:value="0.0000000189241869812257" calcext:value-type="float">
            <text:p>1,8924186981225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9" calcext:value-type="float">
            <text:p>0,000359</text:p>
          </table:table-cell>
          <table:table-cell table:formula="of:= [.B57] * LOG10([.B57])" office:value-type="float" office:value="18494.8500216801" calcext:value-type="float">
            <text:p>18494,8500216801</text:p>
          </table:table-cell>
          <table:table-cell table:formula="of:=[.C57]/[.D57]" office:value-type="float" office:value="0.0000000194108089321715" calcext:value-type="float">
            <text:p>1,9410808932171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4" calcext:value-type="float">
            <text:p>0,000364</text:p>
          </table:table-cell>
          <table:table-cell table:formula="of:= [.B58] * LOG10([.B58])" office:value-type="float" office:value="18494.8500216801" calcext:value-type="float">
            <text:p>18494,8500216801</text:p>
          </table:table-cell>
          <table:table-cell table:formula="of:=[.C58]/[.D58]" office:value-type="float" office:value="0.0000000196811544604747" calcext:value-type="float">
            <text:p>1,9681154460474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2" calcext:value-type="float">
            <text:p>0,000372</text:p>
          </table:table-cell>
          <table:table-cell table:formula="of:= [.B59] * LOG10([.B59])" office:value-type="float" office:value="18494.8500216801" calcext:value-type="float">
            <text:p>18494,8500216801</text:p>
          </table:table-cell>
          <table:table-cell table:formula="of:=[.C59]/[.D59]" office:value-type="float" office:value="0.0000000201137073057599" calcext:value-type="float">
            <text:p>2,0113707305759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2" calcext:value-type="float">
            <text:p>0,000462</text:p>
          </table:table-cell>
          <table:table-cell table:formula="of:= [.B60] * LOG10([.B60])" office:value-type="float" office:value="18494.8500216801" calcext:value-type="float">
            <text:p>18494,8500216801</text:p>
          </table:table-cell>
          <table:table-cell table:formula="of:=[.C60]/[.D60]" office:value-type="float" office:value="0.0000000249799268152179" calcext:value-type="float">
            <text:p>2,4979926815217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5" calcext:value-type="float">
            <text:p>0,000635</text:p>
          </table:table-cell>
          <table:table-cell table:formula="of:= [.B61] * LOG10([.B61])" office:value-type="float" office:value="18494.8500216801" calcext:value-type="float">
            <text:p>18494,8500216801</text:p>
          </table:table-cell>
          <table:table-cell table:formula="of:=[.C61]/[.D61]" office:value-type="float" office:value="0.0000000343338820945094" calcext:value-type="float">
            <text:p>3,4333882094509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136" calcext:value-type="float">
            <text:p>0,005136</text:p>
          </table:table-cell>
          <table:table-cell table:formula="of:= [.B62] * LOG10([.B62])" office:value-type="float" office:value="40000" calcext:value-type="float">
            <text:p>40000</text:p>
          </table:table-cell>
          <table:table-cell table:formula="of:=[.C62]/[.D62]" office:value-type="float" office:value="0.0000001284" calcext:value-type="float">
            <text:p>1,284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5244" calcext:value-type="float">
            <text:p>0,005244</text:p>
          </table:table-cell>
          <table:table-cell table:formula="of:= [.B63] * LOG10([.B63])" office:value-type="float" office:value="40000" calcext:value-type="float">
            <text:p>40000</text:p>
          </table:table-cell>
          <table:table-cell table:formula="of:=[.C63]/[.D63]" office:value-type="float" office:value="0.0000001311" calcext:value-type="float">
            <text:p>1,311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197" calcext:value-type="float">
            <text:p>0,006197</text:p>
          </table:table-cell>
          <table:table-cell table:formula="of:= [.B64] * LOG10([.B64])" office:value-type="float" office:value="40000" calcext:value-type="float">
            <text:p>40000</text:p>
          </table:table-cell>
          <table:table-cell table:formula="of:=[.C64]/[.D64]" office:value-type="float" office:value="0.000000154925" calcext:value-type="float">
            <text:p>1,54925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815" calcext:value-type="float">
            <text:p>0,006815</text:p>
          </table:table-cell>
          <table:table-cell table:formula="of:= [.B65] * LOG10([.B65])" office:value-type="float" office:value="40000" calcext:value-type="float">
            <text:p>40000</text:p>
          </table:table-cell>
          <table:table-cell table:formula="of:=[.C65]/[.D65]" office:value-type="float" office:value="0.000000170375" calcext:value-type="float">
            <text:p>1,70375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7335" calcext:value-type="float">
            <text:p>0,007335</text:p>
          </table:table-cell>
          <table:table-cell table:formula="of:= [.B66] * LOG10([.B66])" office:value-type="float" office:value="40000" calcext:value-type="float">
            <text:p>40000</text:p>
          </table:table-cell>
          <table:table-cell table:formula="of:=[.C66]/[.D66]" office:value-type="float" office:value="0.000000183375" calcext:value-type="float">
            <text:p>1,83375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147" calcext:value-type="float">
            <text:p>0,008147</text:p>
          </table:table-cell>
          <table:table-cell table:formula="of:= [.B67] * LOG10([.B67])" office:value-type="float" office:value="40000" calcext:value-type="float">
            <text:p>40000</text:p>
          </table:table-cell>
          <table:table-cell table:formula="of:=[.C67]/[.D67]" office:value-type="float" office:value="0.000000203675" calcext:value-type="float">
            <text:p>2,03675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348" calcext:value-type="float">
            <text:p>0,008348</text:p>
          </table:table-cell>
          <table:table-cell table:formula="of:= [.B68] * LOG10([.B68])" office:value-type="float" office:value="40000" calcext:value-type="float">
            <text:p>40000</text:p>
          </table:table-cell>
          <table:table-cell table:formula="of:=[.C68]/[.D68]" office:value-type="float" office:value="0.0000002087" calcext:value-type="float">
            <text:p>2,087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394" calcext:value-type="float">
            <text:p>0,008394</text:p>
          </table:table-cell>
          <table:table-cell table:formula="of:= [.B69] * LOG10([.B69])" office:value-type="float" office:value="40000" calcext:value-type="float">
            <text:p>40000</text:p>
          </table:table-cell>
          <table:table-cell table:formula="of:=[.C69]/[.D69]" office:value-type="float" office:value="0.00000020985" calcext:value-type="float">
            <text:p>2,0985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8814" calcext:value-type="float">
            <text:p>0,008814</text:p>
          </table:table-cell>
          <table:table-cell table:formula="of:= [.B70] * LOG10([.B70])" office:value-type="float" office:value="40000" calcext:value-type="float">
            <text:p>40000</text:p>
          </table:table-cell>
          <table:table-cell table:formula="of:=[.C70]/[.D70]" office:value-type="float" office:value="0.00000022035" calcext:value-type="float">
            <text:p>2,2035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9038" calcext:value-type="float">
            <text:p>0,009038</text:p>
          </table:table-cell>
          <table:table-cell table:formula="of:= [.B71] * LOG10([.B71])" office:value-type="float" office:value="40000" calcext:value-type="float">
            <text:p>40000</text:p>
          </table:table-cell>
          <table:table-cell table:formula="of:=[.C71]/[.D71]" office:value-type="float" office:value="0.00000022595" calcext:value-type="float">
            <text:p>2,2595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1" calcext:value-type="float">
            <text:p>0,001201</text:p>
          </table:table-cell>
          <table:table-cell table:formula="of:= [.B72] * LOG10([.B72])" office:value-type="float" office:value="40000" calcext:value-type="float">
            <text:p>40000</text:p>
          </table:table-cell>
          <table:table-cell table:formula="of:=[.C72]/[.D72]" office:value-type="float" office:value="0.000000030025" calcext:value-type="float">
            <text:p>3,002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9" calcext:value-type="float">
            <text:p>0,001309</text:p>
          </table:table-cell>
          <table:table-cell table:formula="of:= [.B73] * LOG10([.B73])" office:value-type="float" office:value="40000" calcext:value-type="float">
            <text:p>40000</text:p>
          </table:table-cell>
          <table:table-cell table:formula="of:=[.C73]/[.D73]" office:value-type="float" office:value="0.000000032725" calcext:value-type="float">
            <text:p>3,272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6" calcext:value-type="float">
            <text:p>0,001326</text:p>
          </table:table-cell>
          <table:table-cell table:formula="of:= [.B74] * LOG10([.B74])" office:value-type="float" office:value="40000" calcext:value-type="float">
            <text:p>40000</text:p>
          </table:table-cell>
          <table:table-cell table:formula="of:=[.C74]/[.D74]" office:value-type="float" office:value="0.00000003315" calcext:value-type="float">
            <text:p>3,31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7" calcext:value-type="float">
            <text:p>0,001327</text:p>
          </table:table-cell>
          <table:table-cell table:formula="of:= [.B75] * LOG10([.B75])" office:value-type="float" office:value="40000" calcext:value-type="float">
            <text:p>40000</text:p>
          </table:table-cell>
          <table:table-cell table:formula="of:=[.C75]/[.D75]" office:value-type="float" office:value="0.000000033175" calcext:value-type="float">
            <text:p>3,317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3" calcext:value-type="float">
            <text:p>0,001393</text:p>
          </table:table-cell>
          <table:table-cell table:formula="of:= [.B76] * LOG10([.B76])" office:value-type="float" office:value="40000" calcext:value-type="float">
            <text:p>40000</text:p>
          </table:table-cell>
          <table:table-cell table:formula="of:=[.C76]/[.D76]" office:value-type="float" office:value="0.000000034825" calcext:value-type="float">
            <text:p>3,482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7" calcext:value-type="float">
            <text:p>0,001727</text:p>
          </table:table-cell>
          <table:table-cell table:formula="of:= [.B77] * LOG10([.B77])" office:value-type="float" office:value="40000" calcext:value-type="float">
            <text:p>40000</text:p>
          </table:table-cell>
          <table:table-cell table:formula="of:=[.C77]/[.D77]" office:value-type="float" office:value="0.000000043175" calcext:value-type="float">
            <text:p>4,317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" calcext:value-type="float">
            <text:p>0,0018</text:p>
          </table:table-cell>
          <table:table-cell table:formula="of:= [.B78] * LOG10([.B78])" office:value-type="float" office:value="40000" calcext:value-type="float">
            <text:p>40000</text:p>
          </table:table-cell>
          <table:table-cell table:formula="of:=[.C78]/[.D78]" office:value-type="float" office:value="0.000000045" calcext:value-type="float">
            <text:p>4,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42" calcext:value-type="float">
            <text:p>0,002242</text:p>
          </table:table-cell>
          <table:table-cell table:formula="of:= [.B79] * LOG10([.B79])" office:value-type="float" office:value="40000" calcext:value-type="float">
            <text:p>40000</text:p>
          </table:table-cell>
          <table:table-cell table:formula="of:=[.C79]/[.D79]" office:value-type="float" office:value="0.00000005605" calcext:value-type="float">
            <text:p>5,60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77" calcext:value-type="float">
            <text:p>0,002677</text:p>
          </table:table-cell>
          <table:table-cell table:formula="of:= [.B80] * LOG10([.B80])" office:value-type="float" office:value="40000" calcext:value-type="float">
            <text:p>40000</text:p>
          </table:table-cell>
          <table:table-cell table:formula="of:=[.C80]/[.D80]" office:value-type="float" office:value="0.000000066925" calcext:value-type="float">
            <text:p>6,692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95" calcext:value-type="float">
            <text:p>0,002795</text:p>
          </table:table-cell>
          <table:table-cell table:formula="of:= [.B81] * LOG10([.B81])" office:value-type="float" office:value="40000" calcext:value-type="float">
            <text:p>40000</text:p>
          </table:table-cell>
          <table:table-cell table:formula="of:=[.C81]/[.D81]" office:value-type="float" office:value="0.000000069875" calcext:value-type="float">
            <text:p>6,987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476" calcext:value-type="float">
            <text:p>0,000476</text:p>
          </table:table-cell>
          <table:table-cell table:formula="of:= [.B82] * LOG10([.B82])" office:value-type="float" office:value="40000" calcext:value-type="float">
            <text:p>40000</text:p>
          </table:table-cell>
          <table:table-cell table:formula="of:=[.C82]/[.D82]" office:value-type="float" office:value="0.0000000119" calcext:value-type="float">
            <text:p>1,1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26" calcext:value-type="float">
            <text:p>0,000526</text:p>
          </table:table-cell>
          <table:table-cell table:formula="of:= [.B83] * LOG10([.B83])" office:value-type="float" office:value="40000" calcext:value-type="float">
            <text:p>40000</text:p>
          </table:table-cell>
          <table:table-cell table:formula="of:=[.C83]/[.D83]" office:value-type="float" office:value="0.00000001315" calcext:value-type="float">
            <text:p>1,31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3" calcext:value-type="float">
            <text:p>0,00053</text:p>
          </table:table-cell>
          <table:table-cell table:formula="of:= [.B84] * LOG10([.B84])" office:value-type="float" office:value="40000" calcext:value-type="float">
            <text:p>40000</text:p>
          </table:table-cell>
          <table:table-cell table:formula="of:=[.C84]/[.D84]" office:value-type="float" office:value="0.00000001325" calcext:value-type="float">
            <text:p>1,32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" calcext:value-type="float">
            <text:p>0,00058</text:p>
          </table:table-cell>
          <table:table-cell table:formula="of:= [.B85] * LOG10([.B85])" office:value-type="float" office:value="40000" calcext:value-type="float">
            <text:p>40000</text:p>
          </table:table-cell>
          <table:table-cell table:formula="of:=[.C85]/[.D85]" office:value-type="float" office:value="0.0000000145" calcext:value-type="float">
            <text:p>1,4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89" calcext:value-type="float">
            <text:p>0,000589</text:p>
          </table:table-cell>
          <table:table-cell table:formula="of:= [.B86] * LOG10([.B86])" office:value-type="float" office:value="40000" calcext:value-type="float">
            <text:p>40000</text:p>
          </table:table-cell>
          <table:table-cell table:formula="of:=[.C86]/[.D86]" office:value-type="float" office:value="0.000000014725" calcext:value-type="float">
            <text:p>1,472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" calcext:value-type="float">
            <text:p>0,00067</text:p>
          </table:table-cell>
          <table:table-cell table:formula="of:= [.B87] * LOG10([.B87])" office:value-type="float" office:value="40000" calcext:value-type="float">
            <text:p>40000</text:p>
          </table:table-cell>
          <table:table-cell table:formula="of:=[.C87]/[.D87]" office:value-type="float" office:value="0.00000001675" calcext:value-type="float">
            <text:p>1,67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2" calcext:value-type="float">
            <text:p>0,000732</text:p>
          </table:table-cell>
          <table:table-cell table:formula="of:= [.B88] * LOG10([.B88])" office:value-type="float" office:value="40000" calcext:value-type="float">
            <text:p>40000</text:p>
          </table:table-cell>
          <table:table-cell table:formula="of:=[.C88]/[.D88]" office:value-type="float" office:value="0.0000000183" calcext:value-type="float">
            <text:p>1,8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1" calcext:value-type="float">
            <text:p>0,000761</text:p>
          </table:table-cell>
          <table:table-cell table:formula="of:= [.B89] * LOG10([.B89])" office:value-type="float" office:value="40000" calcext:value-type="float">
            <text:p>40000</text:p>
          </table:table-cell>
          <table:table-cell table:formula="of:=[.C89]/[.D89]" office:value-type="float" office:value="0.000000019025" calcext:value-type="float">
            <text:p>1,902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54" calcext:value-type="float">
            <text:p>0,000954</text:p>
          </table:table-cell>
          <table:table-cell table:formula="of:= [.B90] * LOG10([.B90])" office:value-type="float" office:value="40000" calcext:value-type="float">
            <text:p>40000</text:p>
          </table:table-cell>
          <table:table-cell table:formula="of:=[.C90]/[.D90]" office:value-type="float" office:value="0.00000002385" calcext:value-type="float">
            <text:p>2,38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3" calcext:value-type="float">
            <text:p>0,001413</text:p>
          </table:table-cell>
          <table:table-cell table:formula="of:= [.B91] * LOG10([.B91])" office:value-type="float" office:value="40000" calcext:value-type="float">
            <text:p>40000</text:p>
          </table:table-cell>
          <table:table-cell table:formula="of:=[.C91]/[.D91]" office:value-type="float" office:value="0.000000035325" calcext:value-type="float">
            <text:p>3,532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3455" calcext:value-type="float">
            <text:p>0,153455</text:p>
          </table:table-cell>
          <table:table-cell table:formula="of:= [.B92] * LOG10([.B92])" office:value-type="float" office:value="234948.500216801" calcext:value-type="float">
            <text:p>234948,500216801</text:p>
          </table:table-cell>
          <table:table-cell table:formula="of:=[.C92]/[.D92]" office:value-type="float" office:value="0.000000653143135020645" calcext:value-type="float">
            <text:p>6,53143135020645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4043" calcext:value-type="float">
            <text:p>0,154043</text:p>
          </table:table-cell>
          <table:table-cell table:formula="of:= [.B93] * LOG10([.B93])" office:value-type="float" office:value="234948.500216801" calcext:value-type="float">
            <text:p>234948,500216801</text:p>
          </table:table-cell>
          <table:table-cell table:formula="of:=[.C93]/[.D93]" office:value-type="float" office:value="0.000000655645811136719" calcext:value-type="float">
            <text:p>6,55645811136719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4268" calcext:value-type="float">
            <text:p>0,154268</text:p>
          </table:table-cell>
          <table:table-cell table:formula="of:= [.B94] * LOG10([.B94])" office:value-type="float" office:value="234948.500216801" calcext:value-type="float">
            <text:p>234948,500216801</text:p>
          </table:table-cell>
          <table:table-cell table:formula="of:=[.C94]/[.D94]" office:value-type="float" office:value="0.000000656603467813788" calcext:value-type="float">
            <text:p>6,56603467813788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4691" calcext:value-type="float">
            <text:p>0,154691</text:p>
          </table:table-cell>
          <table:table-cell table:formula="of:= [.B95] * LOG10([.B95])" office:value-type="float" office:value="234948.500216801" calcext:value-type="float">
            <text:p>234948,500216801</text:p>
          </table:table-cell>
          <table:table-cell table:formula="of:=[.C95]/[.D95]" office:value-type="float" office:value="0.000000658403862366678" calcext:value-type="float">
            <text:p>6,58403862366678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681" calcext:value-type="float">
            <text:p>0,15681</text:p>
          </table:table-cell>
          <table:table-cell table:formula="of:= [.B96] * LOG10([.B96])" office:value-type="float" office:value="234948.500216801" calcext:value-type="float">
            <text:p>234948,500216801</text:p>
          </table:table-cell>
          <table:table-cell table:formula="of:=[.C96]/[.D96]" office:value-type="float" office:value="0.00000066742286013872" calcext:value-type="float">
            <text:p>6,6742286013872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5835" calcext:value-type="float">
            <text:p>0,15835</text:p>
          </table:table-cell>
          <table:table-cell table:formula="of:= [.B97] * LOG10([.B97])" office:value-type="float" office:value="234948.500216801" calcext:value-type="float">
            <text:p>234948,500216801</text:p>
          </table:table-cell>
          <table:table-cell table:formula="of:=[.C97]/[.D97]" office:value-type="float" office:value="0.000000673977488061771" calcext:value-type="float">
            <text:p>6,73977488061771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3761" calcext:value-type="float">
            <text:p>0,163761</text:p>
          </table:table-cell>
          <table:table-cell table:formula="of:= [.B98] * LOG10([.B98])" office:value-type="float" office:value="234948.500216801" calcext:value-type="float">
            <text:p>234948,500216801</text:p>
          </table:table-cell>
          <table:table-cell table:formula="of:=[.C98]/[.D98]" office:value-type="float" office:value="0.00000069700806708231" calcext:value-type="float">
            <text:p>6,9700806708231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6544" calcext:value-type="float">
            <text:p>0,166544</text:p>
          </table:table-cell>
          <table:table-cell table:formula="of:= [.B99] * LOG10([.B99])" office:value-type="float" office:value="234948.500216801" calcext:value-type="float">
            <text:p>234948,500216801</text:p>
          </table:table-cell>
          <table:table-cell table:formula="of:=[.C99]/[.D99]" office:value-type="float" office:value="0.00000070885321611468" calcext:value-type="float">
            <text:p>7,0885321611468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71463" calcext:value-type="float">
            <text:p>0,171463</text:p>
          </table:table-cell>
          <table:table-cell table:formula="of:= [.B100] * LOG10([.B100])" office:value-type="float" office:value="234948.500216801" calcext:value-type="float">
            <text:p>234948,500216801</text:p>
          </table:table-cell>
          <table:table-cell table:formula="of:=[.C100]/[.D100]" office:value-type="float" office:value="0.000000729789719201361" calcext:value-type="float">
            <text:p>7,29789719201361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173176" calcext:value-type="float">
            <text:p>0,173176</text:p>
          </table:table-cell>
          <table:table-cell table:formula="of:= [.B101] * LOG10([.B101])" office:value-type="float" office:value="234948.500216801" calcext:value-type="float">
            <text:p>234948,500216801</text:p>
          </table:table-cell>
          <table:table-cell table:formula="of:=[.C101]/[.D101]" office:value-type="float" office:value="0.000000737080678702781" calcext:value-type="float">
            <text:p>7,37080678702781E-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5372" calcext:value-type="float">
            <text:p>0,005372</text:p>
          </table:table-cell>
          <table:table-cell table:formula="of:= [.B102] * LOG10([.B102])" office:value-type="float" office:value="234948.500216801" calcext:value-type="float">
            <text:p>234948,500216801</text:p>
          </table:table-cell>
          <table:table-cell table:formula="of:=[.C102]/[.D102]" office:value-type="float" office:value="0.000000022864585196513" calcext:value-type="float">
            <text:p>2,286458519651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551" calcext:value-type="float">
            <text:p>0,00551</text:p>
          </table:table-cell>
          <table:table-cell table:formula="of:= [.B103] * LOG10([.B103])" office:value-type="float" office:value="234948.500216801" calcext:value-type="float">
            <text:p>234948,500216801</text:p>
          </table:table-cell>
          <table:table-cell table:formula="of:=[.C103]/[.D103]" office:value-type="float" office:value="0.0000000234519479584487" calcext:value-type="float">
            <text:p>2,3451947958448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168" calcext:value-type="float">
            <text:p>0,006168</text:p>
          </table:table-cell>
          <table:table-cell table:formula="of:= [.B104] * LOG10([.B104])" office:value-type="float" office:value="234948.500216801" calcext:value-type="float">
            <text:p>234948,500216801</text:p>
          </table:table-cell>
          <table:table-cell table:formula="of:=[.C104]/[.D104]" office:value-type="float" office:value="0.0000000262525617073887" calcext:value-type="float">
            <text:p>2,6252561707388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184" calcext:value-type="float">
            <text:p>0,006184</text:p>
          </table:table-cell>
          <table:table-cell table:formula="of:= [.B105] * LOG10([.B105])" office:value-type="float" office:value="234948.500216801" calcext:value-type="float">
            <text:p>234948,500216801</text:p>
          </table:table-cell>
          <table:table-cell table:formula="of:=[.C105]/[.D105]" office:value-type="float" office:value="0.0000000263206617377581" calcext:value-type="float">
            <text:p>2,63206617377581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553" calcext:value-type="float">
            <text:p>0,006553</text:p>
          </table:table-cell>
          <table:table-cell table:formula="of:= [.B106] * LOG10([.B106])" office:value-type="float" office:value="234948.500216801" calcext:value-type="float">
            <text:p>234948,500216801</text:p>
          </table:table-cell>
          <table:table-cell table:formula="of:=[.C106]/[.D106]" office:value-type="float" office:value="0.0000000278912186881515" calcext:value-type="float">
            <text:p>2,7891218688151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61" calcext:value-type="float">
            <text:p>0,00661</text:p>
          </table:table-cell>
          <table:table-cell table:formula="of:= [.B107] * LOG10([.B107])" office:value-type="float" office:value="234948.500216801" calcext:value-type="float">
            <text:p>234948,500216801</text:p>
          </table:table-cell>
          <table:table-cell table:formula="of:=[.C107]/[.D107]" office:value-type="float" office:value="0.0000000281338250463423" calcext:value-type="float">
            <text:p>2,8133825046342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6779" calcext:value-type="float">
            <text:p>0,006779</text:p>
          </table:table-cell>
          <table:table-cell table:formula="of:= [.B108] * LOG10([.B108])" office:value-type="float" office:value="234948.500216801" calcext:value-type="float">
            <text:p>234948,500216801</text:p>
          </table:table-cell>
          <table:table-cell table:formula="of:=[.C108]/[.D108]" office:value-type="float" office:value="0.0000000288531316171187" calcext:value-type="float">
            <text:p>2,8853131617118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7056" calcext:value-type="float">
            <text:p>0,007056</text:p>
          </table:table-cell>
          <table:table-cell table:formula="of:= [.B109] * LOG10([.B109])" office:value-type="float" office:value="234948.500216801" calcext:value-type="float">
            <text:p>234948,500216801</text:p>
          </table:table-cell>
          <table:table-cell table:formula="of:=[.C109]/[.D109]" office:value-type="float" office:value="0.0000000300321133928883" calcext:value-type="float">
            <text:p>3,0032113392888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7924" calcext:value-type="float">
            <text:p>0,007924</text:p>
          </table:table-cell>
          <table:table-cell table:formula="of:= [.B110] * LOG10([.B110])" office:value-type="float" office:value="234948.500216801" calcext:value-type="float">
            <text:p>234948,500216801</text:p>
          </table:table-cell>
          <table:table-cell table:formula="of:=[.C110]/[.D110]" office:value-type="float" office:value="0.0000000337265400404261" calcext:value-type="float">
            <text:p>3,37265400404261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7976" calcext:value-type="float">
            <text:p>0,007976</text:p>
          </table:table-cell>
          <table:table-cell table:formula="of:= [.B111] * LOG10([.B111])" office:value-type="float" office:value="234948.500216801" calcext:value-type="float">
            <text:p>234948,500216801</text:p>
          </table:table-cell>
          <table:table-cell table:formula="of:=[.C111]/[.D111]" office:value-type="float" office:value="0.0000000339478651391265" calcext:value-type="float">
            <text:p>3,3947865139126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2792" calcext:value-type="float">
            <text:p>0,002792</text:p>
          </table:table-cell>
          <table:table-cell table:formula="of:= [.B112] * LOG10([.B112])" office:value-type="float" office:value="234948.500216801" calcext:value-type="float">
            <text:p>234948,500216801</text:p>
          </table:table-cell>
          <table:table-cell table:formula="of:=[.C112]/[.D112]" office:value-type="float" office:value="0.0000000118834552994535" calcext:value-type="float">
            <text:p>1,1883455299453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2983" calcext:value-type="float">
            <text:p>0,002983</text:p>
          </table:table-cell>
          <table:table-cell table:formula="of:= [.B113] * LOG10([.B113])" office:value-type="float" office:value="234948.500216801" calcext:value-type="float">
            <text:p>234948,500216801</text:p>
          </table:table-cell>
          <table:table-cell table:formula="of:=[.C113]/[.D113]" office:value-type="float" office:value="0.0000000126963994119878" calcext:value-type="float">
            <text:p>1,2696399411987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062" calcext:value-type="float">
            <text:p>0,003062</text:p>
          </table:table-cell>
          <table:table-cell table:formula="of:= [.B114] * LOG10([.B114])" office:value-type="float" office:value="234948.500216801" calcext:value-type="float">
            <text:p>234948,500216801</text:p>
          </table:table-cell>
          <table:table-cell table:formula="of:=[.C114]/[.D114]" office:value-type="float" office:value="0.0000000130326433119365" calcext:value-type="float">
            <text:p>1,3032643311936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101" calcext:value-type="float">
            <text:p>0,003101</text:p>
          </table:table-cell>
          <table:table-cell table:formula="of:= [.B115] * LOG10([.B115])" office:value-type="float" office:value="234948.500216801" calcext:value-type="float">
            <text:p>234948,500216801</text:p>
          </table:table-cell>
          <table:table-cell table:formula="of:=[.C115]/[.D115]" office:value-type="float" office:value="0.0000000131986371359618" calcext:value-type="float">
            <text:p>1,3198637135961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128" calcext:value-type="float">
            <text:p>0,003128</text:p>
          </table:table-cell>
          <table:table-cell table:formula="of:= [.B116] * LOG10([.B116])" office:value-type="float" office:value="234948.500216801" calcext:value-type="float">
            <text:p>234948,500216801</text:p>
          </table:table-cell>
          <table:table-cell table:formula="of:=[.C116]/[.D116]" office:value-type="float" office:value="0.0000000133135559372101" calcext:value-type="float">
            <text:p>1,33135559372101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318" calcext:value-type="float">
            <text:p>0,003318</text:p>
          </table:table-cell>
          <table:table-cell table:formula="of:= [.B117] * LOG10([.B117])" office:value-type="float" office:value="234948.500216801" calcext:value-type="float">
            <text:p>234948,500216801</text:p>
          </table:table-cell>
          <table:table-cell table:formula="of:=[.C117]/[.D117]" office:value-type="float" office:value="0.0000000141222437978463" calcext:value-type="float">
            <text:p>1,4122243797846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544" calcext:value-type="float">
            <text:p>0,003544</text:p>
          </table:table-cell>
          <table:table-cell table:formula="of:= [.B118] * LOG10([.B118])" office:value-type="float" office:value="234948.500216801" calcext:value-type="float">
            <text:p>234948,500216801</text:p>
          </table:table-cell>
          <table:table-cell table:formula="of:=[.C118]/[.D118]" office:value-type="float" office:value="0.0000000150841567268135" calcext:value-type="float">
            <text:p>1,5084156726813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3694" calcext:value-type="float">
            <text:p>0,003694</text:p>
          </table:table-cell>
          <table:table-cell table:formula="of:= [.B119] * LOG10([.B119])" office:value-type="float" office:value="234948.500216801" calcext:value-type="float">
            <text:p>234948,500216801</text:p>
          </table:table-cell>
          <table:table-cell table:formula="of:=[.C119]/[.D119]" office:value-type="float" office:value="0.0000000157225945115263" calcext:value-type="float">
            <text:p>1,5722594511526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4569" calcext:value-type="float">
            <text:p>0,004569</text:p>
          </table:table-cell>
          <table:table-cell table:formula="of:= [.B120] * LOG10([.B120])" office:value-type="float" office:value="234948.500216801" calcext:value-type="float">
            <text:p>234948,500216801</text:p>
          </table:table-cell>
          <table:table-cell table:formula="of:=[.C120]/[.D120]" office:value-type="float" office:value="0.0000000194468149223507" calcext:value-type="float">
            <text:p>1,9446814922350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4913" calcext:value-type="float">
            <text:p>0,004913</text:p>
          </table:table-cell>
          <table:table-cell table:formula="of:= [.B121] * LOG10([.B121])" office:value-type="float" office:value="234948.500216801" calcext:value-type="float">
            <text:p>234948,500216801</text:p>
          </table:table-cell>
          <table:table-cell table:formula="of:=[.C121]/[.D121]" office:value-type="float" office:value="0.000000020910965575292" calcext:value-type="float">
            <text:p>2,0910965575292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72093" calcext:value-type="float">
            <text:p>0,672093</text:p>
          </table:table-cell>
          <table:table-cell table:formula="of:= [.B122] * LOG10([.B122])" office:value-type="float" office:value="500000" calcext:value-type="float">
            <text:p>500000</text:p>
          </table:table-cell>
          <table:table-cell table:formula="of:=[.C122]/[.D122]" office:value-type="float" office:value="0.000001344186" calcext:value-type="float">
            <text:p>1,34418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73394" calcext:value-type="float">
            <text:p>0,673394</text:p>
          </table:table-cell>
          <table:table-cell table:formula="of:= [.B123] * LOG10([.B123])" office:value-type="float" office:value="500000" calcext:value-type="float">
            <text:p>500000</text:p>
          </table:table-cell>
          <table:table-cell table:formula="of:=[.C123]/[.D123]" office:value-type="float" office:value="0.000001346788" calcext:value-type="float">
            <text:p>1,34678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78374" calcext:value-type="float">
            <text:p>0,678374</text:p>
          </table:table-cell>
          <table:table-cell table:formula="of:= [.B124] * LOG10([.B124])" office:value-type="float" office:value="500000" calcext:value-type="float">
            <text:p>500000</text:p>
          </table:table-cell>
          <table:table-cell table:formula="of:=[.C124]/[.D124]" office:value-type="float" office:value="0.000001356748" calcext:value-type="float">
            <text:p>1,356748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79695" calcext:value-type="float">
            <text:p>0,679695</text:p>
          </table:table-cell>
          <table:table-cell table:formula="of:= [.B125] * LOG10([.B125])" office:value-type="float" office:value="500000" calcext:value-type="float">
            <text:p>500000</text:p>
          </table:table-cell>
          <table:table-cell table:formula="of:=[.C125]/[.D125]" office:value-type="float" office:value="0.00000135939" calcext:value-type="float">
            <text:p>1,35939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82586" calcext:value-type="float">
            <text:p>0,682586</text:p>
          </table:table-cell>
          <table:table-cell table:formula="of:= [.B126] * LOG10([.B126])" office:value-type="float" office:value="500000" calcext:value-type="float">
            <text:p>500000</text:p>
          </table:table-cell>
          <table:table-cell table:formula="of:=[.C126]/[.D126]" office:value-type="float" office:value="0.000001365172" calcext:value-type="float">
            <text:p>1,36517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87585" calcext:value-type="float">
            <text:p>0,687585</text:p>
          </table:table-cell>
          <table:table-cell table:formula="of:= [.B127] * LOG10([.B127])" office:value-type="float" office:value="500000" calcext:value-type="float">
            <text:p>500000</text:p>
          </table:table-cell>
          <table:table-cell table:formula="of:=[.C127]/[.D127]" office:value-type="float" office:value="0.00000137517" calcext:value-type="float">
            <text:p>1,3751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92246" calcext:value-type="float">
            <text:p>0,692246</text:p>
          </table:table-cell>
          <table:table-cell table:formula="of:= [.B128] * LOG10([.B128])" office:value-type="float" office:value="500000" calcext:value-type="float">
            <text:p>500000</text:p>
          </table:table-cell>
          <table:table-cell table:formula="of:=[.C128]/[.D128]" office:value-type="float" office:value="0.000001384492" calcext:value-type="float">
            <text:p>1,38449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98528" calcext:value-type="float">
            <text:p>0,698528</text:p>
          </table:table-cell>
          <table:table-cell table:formula="of:= [.B129] * LOG10([.B129])" office:value-type="float" office:value="500000" calcext:value-type="float">
            <text:p>500000</text:p>
          </table:table-cell>
          <table:table-cell table:formula="of:=[.C129]/[.D129]" office:value-type="float" office:value="0.000001397056" calcext:value-type="float">
            <text:p>1,39705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10353" calcext:value-type="float">
            <text:p>0,710353</text:p>
          </table:table-cell>
          <table:table-cell table:formula="of:= [.B130] * LOG10([.B130])" office:value-type="float" office:value="500000" calcext:value-type="float">
            <text:p>500000</text:p>
          </table:table-cell>
          <table:table-cell table:formula="of:=[.C130]/[.D130]" office:value-type="float" office:value="0.000001420706" calcext:value-type="float">
            <text:p>1,42070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725033" calcext:value-type="float">
            <text:p>0,725033</text:p>
          </table:table-cell>
          <table:table-cell table:formula="of:= [.B131] * LOG10([.B131])" office:value-type="float" office:value="500000" calcext:value-type="float">
            <text:p>500000</text:p>
          </table:table-cell>
          <table:table-cell table:formula="of:=[.C131]/[.D131]" office:value-type="float" office:value="0.000001450066" calcext:value-type="float">
            <text:p>1,450066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709" calcext:value-type="float">
            <text:p>0,010709</text:p>
          </table:table-cell>
          <table:table-cell table:formula="of:= [.B132] * LOG10([.B132])" office:value-type="float" office:value="500000" calcext:value-type="float">
            <text:p>500000</text:p>
          </table:table-cell>
          <table:table-cell table:formula="of:=[.C132]/[.D132]" office:value-type="float" office:value="0.000000021418" calcext:value-type="float">
            <text:p>2,141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773" calcext:value-type="float">
            <text:p>0,010773</text:p>
          </table:table-cell>
          <table:table-cell table:formula="of:= [.B133] * LOG10([.B133])" office:value-type="float" office:value="500000" calcext:value-type="float">
            <text:p>500000</text:p>
          </table:table-cell>
          <table:table-cell table:formula="of:=[.C133]/[.D133]" office:value-type="float" office:value="0.000000021546" calcext:value-type="float">
            <text:p>2,1546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779" calcext:value-type="float">
            <text:p>0,010779</text:p>
          </table:table-cell>
          <table:table-cell table:formula="of:= [.B134] * LOG10([.B134])" office:value-type="float" office:value="500000" calcext:value-type="float">
            <text:p>500000</text:p>
          </table:table-cell>
          <table:table-cell table:formula="of:=[.C134]/[.D134]" office:value-type="float" office:value="0.000000021558" calcext:value-type="float">
            <text:p>2,155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827" calcext:value-type="float">
            <text:p>0,010827</text:p>
          </table:table-cell>
          <table:table-cell table:formula="of:= [.B135] * LOG10([.B135])" office:value-type="float" office:value="500000" calcext:value-type="float">
            <text:p>500000</text:p>
          </table:table-cell>
          <table:table-cell table:formula="of:=[.C135]/[.D135]" office:value-type="float" office:value="0.000000021654" calcext:value-type="float">
            <text:p>2,165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842" calcext:value-type="float">
            <text:p>0,010842</text:p>
          </table:table-cell>
          <table:table-cell table:formula="of:= [.B136] * LOG10([.B136])" office:value-type="float" office:value="500000" calcext:value-type="float">
            <text:p>500000</text:p>
          </table:table-cell>
          <table:table-cell table:formula="of:=[.C136]/[.D136]" office:value-type="float" office:value="0.000000021684" calcext:value-type="float">
            <text:p>2,168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849" calcext:value-type="float">
            <text:p>0,010849</text:p>
          </table:table-cell>
          <table:table-cell table:formula="of:= [.B137] * LOG10([.B137])" office:value-type="float" office:value="500000" calcext:value-type="float">
            <text:p>500000</text:p>
          </table:table-cell>
          <table:table-cell table:formula="of:=[.C137]/[.D137]" office:value-type="float" office:value="0.000000021698" calcext:value-type="float">
            <text:p>2,169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0886" calcext:value-type="float">
            <text:p>0,010886</text:p>
          </table:table-cell>
          <table:table-cell table:formula="of:= [.B138] * LOG10([.B138])" office:value-type="float" office:value="500000" calcext:value-type="float">
            <text:p>500000</text:p>
          </table:table-cell>
          <table:table-cell table:formula="of:=[.C138]/[.D138]" office:value-type="float" office:value="0.000000021772" calcext:value-type="float">
            <text:p>2,1772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113" calcext:value-type="float">
            <text:p>0,01113</text:p>
          </table:table-cell>
          <table:table-cell table:formula="of:= [.B139] * LOG10([.B139])" office:value-type="float" office:value="500000" calcext:value-type="float">
            <text:p>500000</text:p>
          </table:table-cell>
          <table:table-cell table:formula="of:=[.C139]/[.D139]" office:value-type="float" office:value="0.00000002226" calcext:value-type="float">
            <text:p>2,226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1322" calcext:value-type="float">
            <text:p>0,011322</text:p>
          </table:table-cell>
          <table:table-cell table:formula="of:= [.B140] * LOG10([.B140])" office:value-type="float" office:value="500000" calcext:value-type="float">
            <text:p>500000</text:p>
          </table:table-cell>
          <table:table-cell table:formula="of:=[.C140]/[.D140]" office:value-type="float" office:value="0.000000022644" calcext:value-type="float">
            <text:p>2,264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1951" calcext:value-type="float">
            <text:p>0,011951</text:p>
          </table:table-cell>
          <table:table-cell table:formula="of:= [.B141] * LOG10([.B141])" office:value-type="float" office:value="500000" calcext:value-type="float">
            <text:p>500000</text:p>
          </table:table-cell>
          <table:table-cell table:formula="of:=[.C141]/[.D141]" office:value-type="float" office:value="0.000000023902" calcext:value-type="float">
            <text:p>2,3902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5471" calcext:value-type="float">
            <text:p>0,005471</text:p>
          </table:table-cell>
          <table:table-cell table:formula="of:= [.B142] * LOG10([.B142])" office:value-type="float" office:value="500000" calcext:value-type="float">
            <text:p>500000</text:p>
          </table:table-cell>
          <table:table-cell table:formula="of:=[.C142]/[.D142]" office:value-type="float" office:value="0.000000010942" calcext:value-type="float">
            <text:p>1,0942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5555" calcext:value-type="float">
            <text:p>0,005555</text:p>
          </table:table-cell>
          <table:table-cell table:formula="of:= [.B143] * LOG10([.B143])" office:value-type="float" office:value="500000" calcext:value-type="float">
            <text:p>500000</text:p>
          </table:table-cell>
          <table:table-cell table:formula="of:=[.C143]/[.D143]" office:value-type="float" office:value="0.00000001111" calcext:value-type="float">
            <text:p>1,111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5556" calcext:value-type="float">
            <text:p>0,005556</text:p>
          </table:table-cell>
          <table:table-cell table:formula="of:= [.B144] * LOG10([.B144])" office:value-type="float" office:value="500000" calcext:value-type="float">
            <text:p>500000</text:p>
          </table:table-cell>
          <table:table-cell table:formula="of:=[.C144]/[.D144]" office:value-type="float" office:value="0.000000011112" calcext:value-type="float">
            <text:p>1,1112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5691" calcext:value-type="float">
            <text:p>0,005691</text:p>
          </table:table-cell>
          <table:table-cell table:formula="of:= [.B145] * LOG10([.B145])" office:value-type="float" office:value="500000" calcext:value-type="float">
            <text:p>500000</text:p>
          </table:table-cell>
          <table:table-cell table:formula="of:=[.C145]/[.D145]" office:value-type="float" office:value="0.000000011382" calcext:value-type="float">
            <text:p>1,1382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069" calcext:value-type="float">
            <text:p>0,006069</text:p>
          </table:table-cell>
          <table:table-cell table:formula="of:= [.B146] * LOG10([.B146])" office:value-type="float" office:value="500000" calcext:value-type="float">
            <text:p>500000</text:p>
          </table:table-cell>
          <table:table-cell table:formula="of:=[.C146]/[.D146]" office:value-type="float" office:value="0.000000012138" calcext:value-type="float">
            <text:p>1,213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162" calcext:value-type="float">
            <text:p>0,006162</text:p>
          </table:table-cell>
          <table:table-cell table:formula="of:= [.B147] * LOG10([.B147])" office:value-type="float" office:value="500000" calcext:value-type="float">
            <text:p>500000</text:p>
          </table:table-cell>
          <table:table-cell table:formula="of:=[.C147]/[.D147]" office:value-type="float" office:value="0.000000012324" calcext:value-type="float">
            <text:p>1,232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196" calcext:value-type="float">
            <text:p>0,006196</text:p>
          </table:table-cell>
          <table:table-cell table:formula="of:= [.B148] * LOG10([.B148])" office:value-type="float" office:value="500000" calcext:value-type="float">
            <text:p>500000</text:p>
          </table:table-cell>
          <table:table-cell table:formula="of:=[.C148]/[.D148]" office:value-type="float" office:value="0.000000012392" calcext:value-type="float">
            <text:p>1,2392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22" calcext:value-type="float">
            <text:p>0,00622</text:p>
          </table:table-cell>
          <table:table-cell table:formula="of:= [.B149] * LOG10([.B149])" office:value-type="float" office:value="500000" calcext:value-type="float">
            <text:p>500000</text:p>
          </table:table-cell>
          <table:table-cell table:formula="of:=[.C149]/[.D149]" office:value-type="float" office:value="0.00000001244" calcext:value-type="float">
            <text:p>1,24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222" calcext:value-type="float">
            <text:p>0,006222</text:p>
          </table:table-cell>
          <table:table-cell table:formula="of:= [.B150] * LOG10([.B150])" office:value-type="float" office:value="500000" calcext:value-type="float">
            <text:p>500000</text:p>
          </table:table-cell>
          <table:table-cell table:formula="of:=[.C150]/[.D150]" office:value-type="float" office:value="0.000000012444" calcext:value-type="float">
            <text:p>1,244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6261" calcext:value-type="float">
            <text:p>0,006261</text:p>
          </table:table-cell>
          <table:table-cell table:formula="of:= [.B151] * LOG10([.B151])" office:value-type="float" office:value="500000" calcext:value-type="float">
            <text:p>500000</text:p>
          </table:table-cell>
          <table:table-cell table:formula="of:=[.C151]/[.D151]" office:value-type="float" office:value="0.000000012522" calcext:value-type="float">
            <text:p>1,2522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359914" calcext:value-type="float">
            <text:p>18,359914</text:p>
          </table:table-cell>
          <table:table-cell table:formula="of:= [.B152] * LOG10([.B152])" office:value-type="float" office:value="2849485.00216801" calcext:value-type="float">
            <text:p>2849485,00216801</text:p>
          </table:table-cell>
          <table:table-cell table:formula="of:=[.C152]/[.D152]" office:value-type="float" office:value="0.00000644323938747914" calcext:value-type="float">
            <text:p>6,4432393874791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407639" calcext:value-type="float">
            <text:p>18,407639</text:p>
          </table:table-cell>
          <table:table-cell table:formula="of:= [.B153] * LOG10([.B153])" office:value-type="float" office:value="2849485.00216801" calcext:value-type="float">
            <text:p>2849485,00216801</text:p>
          </table:table-cell>
          <table:table-cell table:formula="of:=[.C153]/[.D153]" office:value-type="float" office:value="0.00000645998802801021" calcext:value-type="float">
            <text:p>6,4599880280102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419463" calcext:value-type="float">
            <text:p>18,419463</text:p>
          </table:table-cell>
          <table:table-cell table:formula="of:= [.B154] * LOG10([.B154])" office:value-type="float" office:value="2849485.00216801" calcext:value-type="float">
            <text:p>2849485,00216801</text:p>
          </table:table-cell>
          <table:table-cell table:formula="of:=[.C154]/[.D154]" office:value-type="float" office:value="0.00000646413754976274" calcext:value-type="float">
            <text:p>6,46413754976274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663619" calcext:value-type="float">
            <text:p>18,663619</text:p>
          </table:table-cell>
          <table:table-cell table:formula="of:= [.B155] * LOG10([.B155])" office:value-type="float" office:value="2849485.00216801" calcext:value-type="float">
            <text:p>2849485,00216801</text:p>
          </table:table-cell>
          <table:table-cell table:formula="of:=[.C155]/[.D155]" office:value-type="float" office:value="0.00000654982180492262" calcext:value-type="float">
            <text:p>6,54982180492262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716229" calcext:value-type="float">
            <text:p>18,716229</text:p>
          </table:table-cell>
          <table:table-cell table:formula="of:= [.B156] * LOG10([.B156])" office:value-type="float" office:value="2849485.00216801" calcext:value-type="float">
            <text:p>2849485,00216801</text:p>
          </table:table-cell>
          <table:table-cell table:formula="of:=[.C156]/[.D156]" office:value-type="float" office:value="0.00000656828479032523" calcext:value-type="float">
            <text:p>6,5682847903252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755905" calcext:value-type="float">
            <text:p>18,755905</text:p>
          </table:table-cell>
          <table:table-cell table:formula="of:= [.B157] * LOG10([.B157])" office:value-type="float" office:value="2849485.00216801" calcext:value-type="float">
            <text:p>2849485,00216801</text:p>
          </table:table-cell>
          <table:table-cell table:formula="of:=[.C157]/[.D157]" office:value-type="float" office:value="0.00000658220870990011" calcext:value-type="float">
            <text:p>6,5822087099001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.919877" calcext:value-type="float">
            <text:p>18,919877</text:p>
          </table:table-cell>
          <table:table-cell table:formula="of:= [.B158] * LOG10([.B158])" office:value-type="float" office:value="2849485.00216801" calcext:value-type="float">
            <text:p>2849485,00216801</text:p>
          </table:table-cell>
          <table:table-cell table:formula="of:=[.C158]/[.D158]" office:value-type="float" office:value="0.00000663975314332413" calcext:value-type="float">
            <text:p>6,6397531433241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9.793486" calcext:value-type="float">
            <text:p>19,793486</text:p>
          </table:table-cell>
          <table:table-cell table:formula="of:= [.B159] * LOG10([.B159])" office:value-type="float" office:value="2849485.00216801" calcext:value-type="float">
            <text:p>2849485,00216801</text:p>
          </table:table-cell>
          <table:table-cell table:formula="of:=[.C159]/[.D159]" office:value-type="float" office:value="0.0000069463380171997" calcext:value-type="float">
            <text:p>6,9463380171997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19.850894" calcext:value-type="float">
            <text:p>19,850894</text:p>
          </table:table-cell>
          <table:table-cell table:formula="of:= [.B160] * LOG10([.B160])" office:value-type="float" office:value="2849485.00216801" calcext:value-type="float">
            <text:p>2849485,00216801</text:p>
          </table:table-cell>
          <table:table-cell table:formula="of:=[.C160]/[.D160]" office:value-type="float" office:value="0.00000696648481564093" calcext:value-type="float">
            <text:p>6,96648481564093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ertion_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20.742229" calcext:value-type="float">
            <text:p>20,742229</text:p>
          </table:table-cell>
          <table:table-cell table:formula="of:= [.B161] * LOG10([.B161])" office:value-type="float" office:value="2849485.00216801" calcext:value-type="float">
            <text:p>2849485,00216801</text:p>
          </table:table-cell>
          <table:table-cell table:formula="of:=[.C161]/[.D161]" office:value-type="float" office:value="0.00000727929046273921" calcext:value-type="float">
            <text:p>7,27929046273921E-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7231" calcext:value-type="float">
            <text:p>0,057231</text:p>
          </table:table-cell>
          <table:table-cell table:formula="of:= [.B162] * LOG10([.B162])" office:value-type="float" office:value="2849485.00216801" calcext:value-type="float">
            <text:p>2849485,00216801</text:p>
          </table:table-cell>
          <table:table-cell table:formula="of:=[.C162]/[.D162]" office:value-type="float" office:value="0.0000000200846819535657" calcext:value-type="float">
            <text:p>2,0084681953565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7478" calcext:value-type="float">
            <text:p>0,057478</text:p>
          </table:table-cell>
          <table:table-cell table:formula="of:= [.B163] * LOG10([.B163])" office:value-type="float" office:value="2849485.00216801" calcext:value-type="float">
            <text:p>2849485,00216801</text:p>
          </table:table-cell>
          <table:table-cell table:formula="of:=[.C163]/[.D163]" office:value-type="float" office:value="0.0000000201713642838156" calcext:value-type="float">
            <text:p>2,01713642838156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7729" calcext:value-type="float">
            <text:p>0,057729</text:p>
          </table:table-cell>
          <table:table-cell table:formula="of:= [.B164] * LOG10([.B164])" office:value-type="float" office:value="2849485.00216801" calcext:value-type="float">
            <text:p>2849485,00216801</text:p>
          </table:table-cell>
          <table:table-cell table:formula="of:=[.C164]/[.D164]" office:value-type="float" office:value="0.0000000202594503764987" calcext:value-type="float">
            <text:p>2,0259450376498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8033" calcext:value-type="float">
            <text:p>0,058033</text:p>
          </table:table-cell>
          <table:table-cell table:formula="of:= [.B165] * LOG10([.B165])" office:value-type="float" office:value="2849485.00216801" calcext:value-type="float">
            <text:p>2849485,00216801</text:p>
          </table:table-cell>
          <table:table-cell table:formula="of:=[.C165]/[.D165]" office:value-type="float" office:value="0.0000000203661363214216" calcext:value-type="float">
            <text:p>2,03661363214216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8539" calcext:value-type="float">
            <text:p>0,058539</text:p>
          </table:table-cell>
          <table:table-cell table:formula="of:= [.B166] * LOG10([.B166])" office:value-type="float" office:value="2849485.00216801" calcext:value-type="float">
            <text:p>2849485,00216801</text:p>
          </table:table-cell>
          <table:table-cell table:formula="of:=[.C166]/[.D166]" office:value-type="float" office:value="0.0000000205437122692209" calcext:value-type="float">
            <text:p>2,0543712269220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8764" calcext:value-type="float">
            <text:p>0,058764</text:p>
          </table:table-cell>
          <table:table-cell table:formula="of:= [.B167] * LOG10([.B167])" office:value-type="float" office:value="2849485.00216801" calcext:value-type="float">
            <text:p>2849485,00216801</text:p>
          </table:table-cell>
          <table:table-cell table:formula="of:=[.C167]/[.D167]" office:value-type="float" office:value="0.0000000206226739060882" calcext:value-type="float">
            <text:p>2,06226739060882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8865" calcext:value-type="float">
            <text:p>0,058865</text:p>
          </table:table-cell>
          <table:table-cell table:formula="of:= [.B168] * LOG10([.B168])" office:value-type="float" office:value="2849485.00216801" calcext:value-type="float">
            <text:p>2849485,00216801</text:p>
          </table:table-cell>
          <table:table-cell table:formula="of:=[.C168]/[.D168]" office:value-type="float" office:value="0.0000000206581189075264" calcext:value-type="float">
            <text:p>2,0658118907526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894" calcext:value-type="float">
            <text:p>0,05894</text:p>
          </table:table-cell>
          <table:table-cell table:formula="of:= [.B169] * LOG10([.B169])" office:value-type="float" office:value="2849485.00216801" calcext:value-type="float">
            <text:p>2849485,00216801</text:p>
          </table:table-cell>
          <table:table-cell table:formula="of:=[.C169]/[.D169]" office:value-type="float" office:value="0.0000000206844394531489" calcext:value-type="float">
            <text:p>2,0684439453148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9427" calcext:value-type="float">
            <text:p>0,059427</text:p>
          </table:table-cell>
          <table:table-cell table:formula="of:= [.B170] * LOG10([.B170])" office:value-type="float" office:value="2849485.00216801" calcext:value-type="float">
            <text:p>2849485,00216801</text:p>
          </table:table-cell>
          <table:table-cell table:formula="of:=[.C170]/[.D170]" office:value-type="float" office:value="0.0000000208553475293905" calcext:value-type="float">
            <text:p>2,08553475293905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598" calcext:value-type="float">
            <text:p>0,0598</text:p>
          </table:table-cell>
          <table:table-cell table:formula="of:= [.B171] * LOG10([.B171])" office:value-type="float" office:value="2849485.00216801" calcext:value-type="float">
            <text:p>2849485,00216801</text:p>
          </table:table-cell>
          <table:table-cell table:formula="of:=[.C171]/[.D171]" office:value-type="float" office:value="0.0000000209862483762861" calcext:value-type="float">
            <text:p>2,09862483762861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29525" calcext:value-type="float">
            <text:p>0,029525</text:p>
          </table:table-cell>
          <table:table-cell table:formula="of:= [.B172] * LOG10([.B172])" office:value-type="float" office:value="2849485.00216801" calcext:value-type="float">
            <text:p>2849485,00216801</text:p>
          </table:table-cell>
          <table:table-cell table:formula="of:=[.C172]/[.D172]" office:value-type="float" office:value="0.0000000103615214600309" calcext:value-type="float">
            <text:p>1,0361521460030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2965" calcext:value-type="float">
            <text:p>0,02965</text:p>
          </table:table-cell>
          <table:table-cell table:formula="of:= [.B173] * LOG10([.B173])" office:value-type="float" office:value="2849485.00216801" calcext:value-type="float">
            <text:p>2849485,00216801</text:p>
          </table:table-cell>
          <table:table-cell table:formula="of:=[.C173]/[.D173]" office:value-type="float" office:value="0.0000000104053890360683" calcext:value-type="float">
            <text:p>1,04053890360683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29879" calcext:value-type="float">
            <text:p>0,029879</text:p>
          </table:table-cell>
          <table:table-cell table:formula="of:= [.B174] * LOG10([.B174])" office:value-type="float" office:value="2849485.00216801" calcext:value-type="float">
            <text:p>2849485,00216801</text:p>
          </table:table-cell>
          <table:table-cell table:formula="of:=[.C174]/[.D174]" office:value-type="float" office:value="0.0000000104857544353688" calcext:value-type="float">
            <text:p>1,0485754435368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0254" calcext:value-type="float">
            <text:p>0,030254</text:p>
          </table:table-cell>
          <table:table-cell table:formula="of:= [.B175] * LOG10([.B175])" office:value-type="float" office:value="2849485.00216801" calcext:value-type="float">
            <text:p>2849485,00216801</text:p>
          </table:table-cell>
          <table:table-cell table:formula="of:=[.C175]/[.D175]" office:value-type="float" office:value="0.0000000106173571634809" calcext:value-type="float">
            <text:p>1,06173571634809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061" calcext:value-type="float">
            <text:p>0,03061</text:p>
          </table:table-cell>
          <table:table-cell table:formula="of:= [.B176] * LOG10([.B176])" office:value-type="float" office:value="2849485.00216801" calcext:value-type="float">
            <text:p>2849485,00216801</text:p>
          </table:table-cell>
          <table:table-cell table:formula="of:=[.C176]/[.D176]" office:value-type="float" office:value="0.0000000107422920200354" calcext:value-type="float">
            <text:p>1,0742292020035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063" calcext:value-type="float">
            <text:p>0,03063</text:p>
          </table:table-cell>
          <table:table-cell table:formula="of:= [.B177] * LOG10([.B177])" office:value-type="float" office:value="2849485.00216801" calcext:value-type="float">
            <text:p>2849485,00216801</text:p>
          </table:table-cell>
          <table:table-cell table:formula="of:=[.C177]/[.D177]" office:value-type="float" office:value="0.0000000107493108322014" calcext:value-type="float">
            <text:p>1,07493108322014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1203" calcext:value-type="float">
            <text:p>0,031203</text:p>
          </table:table-cell>
          <table:table-cell table:formula="of:= [.B178] * LOG10([.B178])" office:value-type="float" office:value="2849485.00216801" calcext:value-type="float">
            <text:p>2849485,00216801</text:p>
          </table:table-cell>
          <table:table-cell table:formula="of:=[.C178]/[.D178]" office:value-type="float" office:value="0.0000000109503998007568" calcext:value-type="float">
            <text:p>1,09503998007568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1828" calcext:value-type="float">
            <text:p>0,031828</text:p>
          </table:table-cell>
          <table:table-cell table:formula="of:= [.B179] * LOG10([.B179])" office:value-type="float" office:value="2849485.00216801" calcext:value-type="float">
            <text:p>2849485,00216801</text:p>
          </table:table-cell>
          <table:table-cell table:formula="of:=[.C179]/[.D179]" office:value-type="float" office:value="0.0000000111697376809437" calcext:value-type="float">
            <text:p>1,11697376809437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2378" calcext:value-type="float">
            <text:p>0,032378</text:p>
          </table:table-cell>
          <table:table-cell table:formula="of:= [.B180] * LOG10([.B180])" office:value-type="float" office:value="2849485.00216801" calcext:value-type="float">
            <text:p>2849485,00216801</text:p>
          </table:table-cell>
          <table:table-cell table:formula="of:=[.C180]/[.D180]" office:value-type="float" office:value="0.0000000113627550155082" calcext:value-type="float">
            <text:p>1,13627550155082E-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dsort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032573" calcext:value-type="float">
            <text:p>0,032573</text:p>
          </table:table-cell>
          <table:table-cell table:formula="of:= [.B181] * LOG10([.B181])" office:value-type="float" office:value="2849485.00216801" calcext:value-type="float">
            <text:p>2849485,00216801</text:p>
          </table:table-cell>
          <table:table-cell table:formula="of:=[.C181]/[.D181]" office:value-type="float" office:value="0.0000000114311884341265" calcext:value-type="float">
            <text:p>1,14311884341265E-08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insertion_sort</text:p>
          </table:table-cell>
          <table:table-cell table:style-name="ce1" office:value-type="string" calcext:value-type="string">
            <text:p>mergesort</text:p>
          </table:table-cell>
          <table:table-cell table:style-name="ce1" office:value-type="string" calcext:value-type="string">
            <text:p>stdsort</text:p>
          </table:table-cell>
          <table:table-cell office:value-type="string" calcext:value-type="string">
            <text:p>mergesort_threshold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formula="of:=AVERAGE([.C2:.C11])" office:value-type="float" office:value="0.0001244" calcext:value-type="float">
            <text:p>0,0001244</text:p>
          </table:table-cell>
          <table:table-cell table:formula="of:=AVERAGE([.C12:.C21])" office:value-type="float" office:value="0.0001558" calcext:value-type="float">
            <text:p>0,0001558</text:p>
          </table:table-cell>
          <table:table-cell table:formula="of:=AVERAGE([.C22:.C31])" office:value-type="float" office:value="0.0000635" calcext:value-type="float">
            <text:p>6,35E-05</text:p>
          </table:table-cell>
          <table:table-cell table:style-name="ce3" office:value-type="float" office:value="0.0001066" calcext:value-type="float">
            <text:p>0,0001066</text:p>
          </table:table-cell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table:formula="of:=AVERAGE([.C32:.C41])" office:value-type="float" office:value="0.001328" calcext:value-type="float">
            <text:p>0,001328</text:p>
          </table:table-cell>
          <table:table-cell table:formula="of:=AVERAGE([.C42:.C51])" office:value-type="float" office:value="0.0008094" calcext:value-type="float">
            <text:p>0,0008094</text:p>
          </table:table-cell>
          <table:table-cell table:formula="of:=AVERAGE([.C52:.C61])" office:value-type="float" office:value="0.000359" calcext:value-type="float">
            <text:p>0,000359</text:p>
          </table:table-cell>
          <table:table-cell table:style-name="ce3" office:value-type="float" office:value="0.0005757" calcext:value-type="float">
            <text:p>0,0005757</text:p>
          </table:table-cell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table:formula="of:=AVERAGE([.C62:.C71])" office:value-type="float" office:value="0.0073468" calcext:value-type="float">
            <text:p>0,0073468</text:p>
          </table:table-cell>
          <table:table-cell table:formula="of:=AVERAGE([.C72:.C81])" office:value-type="float" office:value="0.0017797" calcext:value-type="float">
            <text:p>0,0017797</text:p>
          </table:table-cell>
          <table:table-cell table:formula="of:=AVERAGE([.C82:.C91])" office:value-type="float" office:value="0.0007231" calcext:value-type="float">
            <text:p>0,0007231</text:p>
          </table:table-cell>
          <table:table-cell table:style-name="ce3" office:value-type="float" office:value="0.0012364" calcext:value-type="float">
            <text:p>0,0012364</text:p>
          </table:table-cell>
        </table:table-row>
        <table:table-row table:style-name="ro1">
          <table:table-cell table:number-columns-repeated="7"/>
          <table:table-cell office:value-type="float" office:value="50000" calcext:value-type="float">
            <text:p>50000</text:p>
          </table:table-cell>
          <table:table-cell table:formula="of:=AVERAGE([.C92:.C101])" office:value-type="float" office:value="0.1606561" calcext:value-type="float">
            <text:p>0,1606561</text:p>
          </table:table-cell>
          <table:table-cell table:formula="of:=AVERAGE([.C102:.C111])" office:value-type="float" office:value="0.0066132" calcext:value-type="float">
            <text:p>0,0066132</text:p>
          </table:table-cell>
          <table:table-cell table:formula="of:=AVERAGE([.C112:.C121])" office:value-type="float" office:value="0.0035104" calcext:value-type="float">
            <text:p>0,0035104</text:p>
          </table:table-cell>
          <table:table-cell table:style-name="ce3" office:value-type="float" office:value="0.0051717" calcext:value-type="float">
            <text:p>0,0051717</text:p>
          </table:table-cell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table:formula="of:=AVERAGE([.C122:.C131])" office:value-type="float" office:value="0.6899887" calcext:value-type="float">
            <text:p>0,6899887</text:p>
          </table:table-cell>
          <table:table-cell table:formula="of:=AVERAGE([.C132:.C141])" office:value-type="float" office:value="0.0110068" calcext:value-type="float">
            <text:p>0,0110068</text:p>
          </table:table-cell>
          <table:table-cell table:formula="of:=AVERAGE([.C142:.C151])" office:value-type="float" office:value="0.0059403" calcext:value-type="float">
            <text:p>0,0059403</text:p>
          </table:table-cell>
          <table:table-cell table:style-name="ce3" office:value-type="float" office:value="0.0087052" calcext:value-type="float">
            <text:p>0,0087052</text:p>
          </table:table-cell>
        </table:table-row>
        <table:table-row table:style-name="ro1">
          <table:table-cell table:number-columns-repeated="7"/>
          <table:table-cell office:value-type="float" office:value="500000" calcext:value-type="float">
            <text:p>500000</text:p>
          </table:table-cell>
          <table:table-cell table:formula="of:=AVERAGE([.C152:.C161])" office:value-type="float" office:value="19.0629255" calcext:value-type="float">
            <text:p>19,0629255</text:p>
          </table:table-cell>
          <table:table-cell table:formula="of:=AVERAGE([.C162:.C171])" office:value-type="float" office:value="0.0584806" calcext:value-type="float">
            <text:p>0,0584806</text:p>
          </table:table-cell>
          <table:table-cell table:formula="of:=AVERAGE([.C172:.C181])" office:value-type="float" office:value="0.030853" calcext:value-type="float">
            <text:p>0,030853</text:p>
          </table:table-cell>
          <table:table-cell table:style-name="ce3" office:value-type="float" office:value="0.0444118" calcext:value-type="float">
            <text:p>0,0444118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Insertion sor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h(n)</text:p>
          </table:table-cell>
          <table:table-cell office:value-type="string" calcext:value-type="string">
            <text:p>f(n) / h(n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formula="of:= [.H199]^2" office:value-type="float" office:value="1000000" calcext:value-type="float">
            <text:p>1000000</text:p>
          </table:table-cell>
          <table:table-cell table:formula="of:= [.I185]/[.I199]" office:value-type="float" office:value="0.0000000001244" calcext:value-type="float">
            <text:p>1,244E-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table:formula="of:= [.H200]^2" office:value-type="float" office:value="25000000" calcext:value-type="float">
            <text:p>25000000</text:p>
          </table:table-cell>
          <table:table-cell table:formula="of:= [.I186]/[.I200]" office:value-type="float" office:value="0.00000000005312" calcext:value-type="float">
            <text:p>5,312E-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table:formula="of:= [.H201]^2" office:value-type="float" office:value="100000000" calcext:value-type="float">
            <text:p>100000000</text:p>
          </table:table-cell>
          <table:table-cell table:formula="of:= [.I187]/[.I201]" office:value-type="float" office:value="0.000000000073468" calcext:value-type="float">
            <text:p>7,3468E-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000" calcext:value-type="float">
            <text:p>50000</text:p>
          </table:table-cell>
          <table:table-cell table:formula="of:= [.H202]^2" office:value-type="float" office:value="2500000000" calcext:value-type="float">
            <text:p>2500000000</text:p>
          </table:table-cell>
          <table:table-cell table:formula="of:= [.I188]/[.I202]" office:value-type="float" office:value="0.00000000006426244" calcext:value-type="float">
            <text:p>6,426244E-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table:formula="of:= [.H203]^2" office:value-type="float" office:value="10000000000" calcext:value-type="float">
            <text:p>10000000000</text:p>
          </table:table-cell>
          <table:table-cell table:formula="of:= [.I189]/[.I203]" office:value-type="float" office:value="0.00000000006899887" calcext:value-type="float">
            <text:p>6,899887E-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0000" calcext:value-type="float">
            <text:p>500000</text:p>
          </table:table-cell>
          <table:table-cell table:formula="of:= [.H204]^2" office:value-type="float" office:value="250000000000" calcext:value-type="float">
            <text:p>250000000000</text:p>
          </table:table-cell>
          <table:table-cell table:formula="of:= [.I190]/[.I204]" office:value-type="float" office:value="0.000000000076251702" calcext:value-type="float">
            <text:p>7,6251702E-11</text:p>
          </table:table-cell>
          <table:table-cell table:number-columns-repeated="2"/>
        </table:table-row>
        <table:table-row table:style-name="ro1" table:number-rows-repeated="1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Merge sor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h(n)</text:p>
          </table:table-cell>
          <table:table-cell office:value-type="string" calcext:value-type="string">
            <text:p>f(n) / h(n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formula="of:= [.H219] * LOG10([.H219])" office:value-type="float" office:value="3000" calcext:value-type="float">
            <text:p>3000</text:p>
          </table:table-cell>
          <table:table-cell table:formula="of:= [.J185]/[.I219]" office:value-type="float" office:value="0.0000000519333333333333" calcext:value-type="float">
            <text:p>5,19333333333333E-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table:formula="of:= [.H220] * LOG10([.H220])" office:value-type="float" office:value="18494.8500216801" calcext:value-type="float">
            <text:p>18494,8500216801</text:p>
          </table:table-cell>
          <table:table-cell table:formula="of:= [.J186]/[.I220]" office:value-type="float" office:value="0.0000000437635341217259" calcext:value-type="float">
            <text:p>4,37635341217259E-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table:formula="of:= [.H221] * LOG10([.H221])" office:value-type="float" office:value="40000" calcext:value-type="float">
            <text:p>40000</text:p>
          </table:table-cell>
          <table:table-cell table:formula="of:= [.J187]/[.I221]" office:value-type="float" office:value="0.0000000444925" calcext:value-type="float">
            <text:p>4,44925E-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000" calcext:value-type="float">
            <text:p>50000</text:p>
          </table:table-cell>
          <table:table-cell table:formula="of:= [.H222] * LOG10([.H222])" office:value-type="float" office:value="234948.500216801" calcext:value-type="float">
            <text:p>234948,500216801</text:p>
          </table:table-cell>
          <table:table-cell table:formula="of:= [.J188]/[.I222]" office:value-type="float" office:value="0.0000000281474450524162" calcext:value-type="float">
            <text:p>2,81474450524162E-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table:formula="of:= [.H223] * LOG10([.H223])" office:value-type="float" office:value="500000" calcext:value-type="float">
            <text:p>500000</text:p>
          </table:table-cell>
          <table:table-cell table:formula="of:= [.J189]/[.I223]" office:value-type="float" office:value="0.0000000220136" calcext:value-type="float">
            <text:p>2,20136E-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0000" calcext:value-type="float">
            <text:p>500000</text:p>
          </table:table-cell>
          <table:table-cell table:formula="of:= [.H224] * LOG10([.H224])" office:value-type="float" office:value="2849485.00216801" calcext:value-type="float">
            <text:p>2849485,00216801</text:p>
          </table:table-cell>
          <table:table-cell table:formula="of:= [.J190]/[.I224]" office:value-type="float" office:value="0.0000000205232173376963" calcext:value-type="float">
            <text:p>2,05232173376963E-08</text:p>
          </table:table-cell>
          <table:table-cell table:number-columns-repeated="2"/>
        </table:table-row>
        <table:table-row table:style-name="ro1" table:number-rows-repeated="13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std::sort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h(n)</text:p>
          </table:table-cell>
          <table:table-cell office:value-type="string" calcext:value-type="string">
            <text:p>f(n) / h(n)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formula="of:= [.H240] * LOG10([.H240])" office:value-type="float" office:value="3000" calcext:value-type="float">
            <text:p>3000</text:p>
          </table:table-cell>
          <table:table-cell table:formula="of:= [.K185]/[.I240]" office:value-type="float" office:value="0.0000000211666666666667" calcext:value-type="float">
            <text:p>2,11666666666667E-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table:formula="of:= [.H241] * LOG10([.H241])" office:value-type="float" office:value="18494.8500216801" calcext:value-type="float">
            <text:p>18494,8500216801</text:p>
          </table:table-cell>
          <table:table-cell table:formula="of:= [.K186]/[.I241]" office:value-type="float" office:value="0.0000000194108089321715" calcext:value-type="float">
            <text:p>1,94108089321715E-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0" calcext:value-type="float">
            <text:p>10000</text:p>
          </table:table-cell>
          <table:table-cell table:formula="of:= [.H242] * LOG10([.H242])" office:value-type="float" office:value="40000" calcext:value-type="float">
            <text:p>40000</text:p>
          </table:table-cell>
          <table:table-cell table:formula="of:= [.K187]/[.I242]" office:value-type="float" office:value="0.0000000180775" calcext:value-type="float">
            <text:p>1,80775E-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000" calcext:value-type="float">
            <text:p>50000</text:p>
          </table:table-cell>
          <table:table-cell table:formula="of:= [.H243] * LOG10([.H243])" office:value-type="float" office:value="234948.500216801" calcext:value-type="float">
            <text:p>234948,500216801</text:p>
          </table:table-cell>
          <table:table-cell table:formula="of:= [.K188]/[.I243]" office:value-type="float" office:value="0.0000000149411466630378" calcext:value-type="float">
            <text:p>1,49411466630378E-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table:formula="of:= [.H244] * LOG10([.H244])" office:value-type="float" office:value="500000" calcext:value-type="float">
            <text:p>500000</text:p>
          </table:table-cell>
          <table:table-cell table:formula="of:= [.K189]/[.I244]" office:value-type="float" office:value="0.0000000118806" calcext:value-type="float">
            <text:p>1,18806E-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00000" calcext:value-type="float">
            <text:p>500000</text:p>
          </table:table-cell>
          <table:table-cell table:formula="of:= [.H245] * LOG10([.H245])" office:value-type="float" office:value="2849485.00216801" calcext:value-type="float">
            <text:p>2849485,00216801</text:p>
          </table:table-cell>
          <table:table-cell table:formula="of:= [.K190]/[.I245]" office:value-type="float" office:value="0.0000000108275705878521" calcext:value-type="float">
            <text:p>1,08275705878521E-08</text:p>
          </table:table-cell>
          <table:table-cell table:number-columns-repeated="2"/>
        </table:table-row>
        <table:table-row table:style-name="ro1" table:number-rows-repeated="14">
          <table:table-cell table:number-columns-repeated="12"/>
        </table:table-row>
        <table:table-row table:style-name="ro1" table:number-rows-repeated="5">
          <table:table-cell table:number-columns-repeated="8"/>
          <table:table-cell table:style-name="ce3"/>
          <table:table-cell table:number-columns-repeated="3"/>
        </table:table-row>
        <table:table-row table:style-name="ro1">
          <table:table-cell table:number-columns-repeated="8"/>
          <table:table-cell table:style-name="ce3"/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1:Feuille1.C18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8" loext:min-decimal-places="1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00-00-00</text:date>, <text:time style:data-style-name="N2" text:time-value="15:47:42.600070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7:23:51.486774171</meta:creation-date>
    <dc:date>2018-01-30T18:46:45.901665793</dc:date>
    <meta:editing-duration>PT41M52S</meta:editing-duration>
    <meta:editing-cycles>4</meta:editing-cycles>
    <meta:generator>LibreOffice/5.3.7.2.0$Linux_X86_64 LibreOffice_project/30$Build-2</meta:generator>
    <meta:document-statistic meta:table-count="1" meta:cell-count="100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scatter" chart:style-name="ch1">
        <chart:title svg:x="4.561cm" svg:y="0.315cm" chart:style-name="ch2">
          <text:p>Test de puissance - Insertion Sort</text:p>
        </chart:title>
        <chart:plot-area chart:style-name="ch3" table:cell-range-address="Feuille1.H185:Feuille1.I190" svg:x="1.278cm" svg:y="1.196cm" svg:width="14.386cm" svg:height="6.7cm">
          <chartooo:coordinate-region svg:x="2.561cm" svg:y="1.356cm" svg:width="12.453cm" svg:height="5.972cm"/>
          <chart:axis chart:dimension="x" chart:name="primary-x" chart:style-name="ch4">
            <chart:title svg:x="7.183cm" svg:y="8.076cm" chart:style-name="ch5">
              <text:p>Taille exemplaire</text:p>
            </chart:title>
          </chart:axis>
          <chart:axis chart:dimension="y" chart:name="primary-y" chart:style-name="ch4">
            <chart:title svg:x="0.451cm" svg:y="5.304cm" chart:style-name="ch6">
              <text:p>Temps (s)</text:p>
            </chart:title>
            <chart:grid chart:style-name="ch7" chart:class="major"/>
          </chart:axis>
          <chart:series chart:style-name="ch8" chart:values-cell-range-address="Feuille1.I185:Feuille1.I190" chart:class="chart:scatter">
            <chart:domain table:cell-range-address="Feuille1.H185:Feuille1.H19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H185:Feuille1.H190</svg:desc>
                </draw:g>
              </table:table-cell>
              <table:table-cell office:value-type="float" office:value="0.0001244">
                <text:p>0.0001244</text:p>
                <draw:g>
                  <svg:desc>Feuille1.I185:Feuille1.I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1328">
                <text:p>0.001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73468">
                <text:p>0.0073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1606561">
                <text:p>0.16065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6899887">
                <text:p>0.6899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9.0629255">
                <text:p>19.0629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title svg:x="4.813cm" svg:y="0.315cm" chart:style-name="ch2">
          <text:p>Test de puissance - Merge Sort</text:p>
        </chart:title>
        <chart:plot-area chart:style-name="ch3" table:cell-range-address="Feuille1.H185:Feuille1.H190 Feuille1.J185:Feuille1.J190" svg:x="1.279cm" svg:y="1.196cm" svg:width="14.411cm" svg:height="6.701cm">
          <chartooo:coordinate-region svg:x="2.562cm" svg:y="1.357cm" svg:width="12.478cm" svg:height="5.972cm"/>
          <chart:axis chart:dimension="x" chart:name="primary-x" chart:style-name="ch4">
            <chart:title svg:x="7.196cm" svg:y="8.077cm" chart:style-name="ch5">
              <text:p>Taille exemplaire</text:p>
            </chart:title>
          </chart:axis>
          <chart:axis chart:dimension="y" chart:name="primary-y" chart:style-name="ch4">
            <chart:title svg:x="0.451cm" svg:y="5.304cm" chart:style-name="ch6">
              <text:p>Temps (s)</text:p>
            </chart:title>
            <chart:grid chart:style-name="ch7" chart:class="major"/>
          </chart:axis>
          <chart:series chart:style-name="ch8" chart:values-cell-range-address="Feuille1.J185:Feuille1.J190" chart:class="chart:scatter">
            <chart:domain table:cell-range-address="Feuille1.H185:Feuille1.H19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H185:Feuille1.H190</svg:desc>
                </draw:g>
              </table:table-cell>
              <table:table-cell office:value-type="float" office:value="0.0001558">
                <text:p>0.0001558</text:p>
                <draw:g>
                  <svg:desc>Feuille1.J185:Feuille1.J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8094">
                <text:p>0.0008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17797">
                <text:p>0.0017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66132">
                <text:p>0.0066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110068">
                <text:p>0.0110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584806">
                <text:p>0.05848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title svg:x="5.091cm" svg:y="0.315cm" chart:style-name="ch2">
          <text:p>Test de puissance - std::sort</text:p>
        </chart:title>
        <chart:plot-area chart:style-name="ch3" table:cell-range-address="Feuille1.H185:Feuille1.H190 Feuille1.K185:Feuille1.K190" svg:x="1.279cm" svg:y="1.196cm" svg:width="14.411cm" svg:height="6.7cm">
          <chartooo:coordinate-region svg:x="2.562cm" svg:y="1.357cm" svg:width="12.478cm" svg:height="5.972cm"/>
          <chart:axis chart:dimension="x" chart:name="primary-x" chart:style-name="ch4">
            <chart:title svg:x="7.196cm" svg:y="8.076cm" chart:style-name="ch5">
              <text:p>Taille exemplaire</text:p>
            </chart:title>
          </chart:axis>
          <chart:axis chart:dimension="y" chart:name="primary-y" chart:style-name="ch4">
            <chart:title svg:x="0.451cm" svg:y="5.304cm" chart:style-name="ch6">
              <text:p>Temps (s)</text:p>
            </chart:title>
            <chart:grid chart:style-name="ch7" chart:class="major"/>
          </chart:axis>
          <chart:series chart:style-name="ch8" chart:values-cell-range-address="Feuille1.K185:Feuille1.K190" chart:class="chart:scatter">
            <chart:domain table:cell-range-address="Feuille1.H185:Feuille1.H19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H185:Feuille1.H190</svg:desc>
                </draw:g>
              </table:table-cell>
              <table:table-cell office:value-type="float" office:value="0.0000635">
                <text:p>0.0000635</text:p>
                <draw:g>
                  <svg:desc>Feuille1.K185:Feuille1.K1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359">
                <text:p>0.000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7231">
                <text:p>0.00072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35104">
                <text:p>0.0035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59403">
                <text:p>0.0059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30853">
                <text:p>0.0308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title svg:x="5.051cm" svg:y="0.49cm" chart:style-name="ch2">
          <text:p>Test du rapport Insertion Sort</text:p>
        </chart:title>
        <chart:legend chart:legend-position="end" svg:x="13.72cm" svg:y="4.243cm" style:legend-expansion="high" chart:style-name="ch3"/>
        <chart:plot-area chart:style-name="ch4" table:cell-range-address="Feuille1.H199:Feuille1.H204 Feuille1.J199:Feuille1.J204" svg:x="0.32cm" svg:y="1.196cm" svg:width="13.08cm" svg:height="7.631cm">
          <chartooo:coordinate-region svg:x="1.471cm" svg:y="1.356cm" svg:width="11.081cm" svg:height="6.9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euille1.J199:Feuille1.J204" chart:class="chart:scatter">
            <chart:domain table:cell-range-address="Feuille1.H199:Feuille1.H204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H199:Feuille1.H204</svg:desc>
                </draw:g>
              </table:table-cell>
              <table:table-cell office:value-type="float" office:value="0.0000000001244">
                <text:p>0.0000000001244</text:p>
                <draw:g>
                  <svg:desc>Feuille1.J199:Feuille1.J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00005312">
                <text:p>0.00000000005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00000073468">
                <text:p>0.0000000000734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000000006426244">
                <text:p>0.00000000006426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000000006899887">
                <text:p>0.00000000006899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00000000076251702">
                <text:p>0.0000000000762517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title svg:x="5.263cm" svg:y="0.315cm" chart:style-name="ch2">
          <text:p>Test du rapport Merge Sort</text:p>
        </chart:title>
        <chart:legend chart:legend-position="end" svg:x="13.72cm" svg:y="4.243cm" style:legend-expansion="high" chart:style-name="ch3"/>
        <chart:plot-area chart:style-name="ch4" table:cell-range-address="Feuille1.H219:Feuille1.H224 Feuille1.J219:Feuille1.J224" svg:x="0.32cm" svg:y="1.196cm" svg:width="13.08cm" svg:height="7.631cm">
          <chartooo:coordinate-region svg:x="1.471cm" svg:y="1.357cm" svg:width="11.372cm" svg:height="6.90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euille1.J219:Feuille1.J224" chart:class="chart:scatter">
            <chart:domain table:cell-range-address="Feuille1.H219:Feuille1.H224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H219:Feuille1.H224</svg:desc>
                </draw:g>
              </table:table-cell>
              <table:table-cell office:value-type="float" office:value="0.0000000519333333333333">
                <text:p>0.0000000519333333333333</text:p>
                <draw:g>
                  <svg:desc>Feuille1.J219:Feuille1.J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0437635341217259">
                <text:p>0.0000000437635341217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000444925">
                <text:p>0.0000000444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00000281474450524162">
                <text:p>0.0000000281474450524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00000220136">
                <text:p>0.0000000220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000000205232173376963">
                <text:p>0.00000002052321733769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scatter" chart:style-name="ch1">
        <chart:title svg:x="5.54cm" svg:y="0.315cm" chart:style-name="ch2">
          <text:p>Test du rapport std::sort</text:p>
        </chart:title>
        <chart:legend chart:legend-position="end" svg:x="13.72cm" svg:y="4.243cm" style:legend-expansion="high" chart:style-name="ch3"/>
        <chart:plot-area chart:style-name="ch4" table:cell-range-address="Feuille1.H240:Feuille1.H245 Feuille1.J240:Feuille1.J245" svg:x="0.32cm" svg:y="1.196cm" svg:width="13.08cm" svg:height="7.631cm">
          <chartooo:coordinate-region svg:x="1.471cm" svg:y="1.356cm" svg:width="11.081cm" svg:height="6.9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euille1.J240:Feuille1.J245" chart:class="chart:scatter">
            <chart:domain table:cell-range-address="Feuille1.H240:Feuille1.H245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H240:Feuille1.H245</svg:desc>
                </draw:g>
              </table:table-cell>
              <table:table-cell office:value-type="float" office:value="0.0000000211666666666667">
                <text:p>0.0000000211666666666667</text:p>
                <draw:g>
                  <svg:desc>Feuille1.J240:Feuille1.J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0194108089321715">
                <text:p>0.0000000194108089321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000000180775">
                <text:p>0.0000000180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00000149411466630378">
                <text:p>0.0000000149411466630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0.0000000118806">
                <text:p>0.0000000118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0.0000000108275705878521">
                <text:p>0.00000001082757058785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